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1.3299in" style:rel-column-width="13021*"/>
    </style:style>
    <style:style style:name="Table1.C" style:family="table-column">
      <style:table-column-properties style:column-width="0.9014in" style:rel-column-width="8825*"/>
    </style:style>
    <style:style style:name="Table1.D" style:family="table-column">
      <style:table-column-properties style:column-width="0.4722in" style:rel-column-width="4623*"/>
    </style:style>
    <style:style style:name="Table1.E" style:family="table-column">
      <style:table-column-properties style:column-width="0.9375in" style:rel-column-width="9179*"/>
    </style:style>
    <style:style style:name="Table1.F" style:family="table-column">
      <style:table-column-properties style:column-width="0.8215in" style:rel-column-width="80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1.3299in" style:rel-column-width="13021*"/>
    </style:style>
    <style:style style:name="Table3.C" style:family="table-column">
      <style:table-column-properties style:column-width="0.9014in" style:rel-column-width="8825*"/>
    </style:style>
    <style:style style:name="Table3.D" style:family="table-column">
      <style:table-column-properties style:column-width="0.4722in" style:rel-column-width="4623*"/>
    </style:style>
    <style:style style:name="Table3.E" style:family="table-column">
      <style:table-column-properties style:column-width="0.9375in" style:rel-column-width="9179*"/>
    </style:style>
    <style:style style:name="Table3.F" style:family="table-column">
      <style:table-column-properties style:column-width="0.8215in" style:rel-column-width="804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1.3299in" style:rel-column-width="13021*"/>
    </style:style>
    <style:style style:name="Table4.C" style:family="table-column">
      <style:table-column-properties style:column-width="0.9014in" style:rel-column-width="8825*"/>
    </style:style>
    <style:style style:name="Table4.D" style:family="table-column">
      <style:table-column-properties style:column-width="0.4722in" style:rel-column-width="4623*"/>
    </style:style>
    <style:style style:name="Table4.E" style:family="table-column">
      <style:table-column-properties style:column-width="0.9375in" style:rel-column-width="9179*"/>
    </style:style>
    <style:style style:name="Table4.F" style:family="table-column">
      <style:table-column-properties style:column-width="0.8215in" style:rel-column-width="804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21840*"/>
    </style:style>
    <style:style style:name="Table2.B" style:family="table-column">
      <style:table-column-properties style:column-width="1.3299in" style:rel-column-width="13021*"/>
    </style:style>
    <style:style style:name="Table2.C" style:family="table-column">
      <style:table-column-properties style:column-width="0.9014in" style:rel-column-width="8825*"/>
    </style:style>
    <style:style style:name="Table2.D" style:family="table-column">
      <style:table-column-properties style:column-width="0.4722in" style:rel-column-width="4623*"/>
    </style:style>
    <style:style style:name="Table2.E" style:family="table-column">
      <style:table-column-properties style:column-width="0.9375in" style:rel-column-width="9179*"/>
    </style:style>
    <style:style style:name="Table2.F" style:family="table-column">
      <style:table-column-properties style:column-width="0.8215in" style:rel-column-width="80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1.3299in" style:rel-column-width="13021*"/>
    </style:style>
    <style:style style:name="Table5.C" style:family="table-column">
      <style:table-column-properties style:column-width="0.9014in" style:rel-column-width="8825*"/>
    </style:style>
    <style:style style:name="Table5.D" style:family="table-column">
      <style:table-column-properties style:column-width="0.4722in" style:rel-column-width="4623*"/>
    </style:style>
    <style:style style:name="Table5.E" style:family="table-column">
      <style:table-column-properties style:column-width="0.9375in" style:rel-column-width="9179*"/>
    </style:style>
    <style:style style:name="Table5.F" style:family="table-column">
      <style:table-column-properties style:column-width="0.8215in" style:rel-column-width="804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1.3299in" style:rel-column-width="13021*"/>
    </style:style>
    <style:style style:name="Table6.C" style:family="table-column">
      <style:table-column-properties style:column-width="0.9014in" style:rel-column-width="8825*"/>
    </style:style>
    <style:style style:name="Table6.D" style:family="table-column">
      <style:table-column-properties style:column-width="0.4722in" style:rel-column-width="4623*"/>
    </style:style>
    <style:style style:name="Table6.E" style:family="table-column">
      <style:table-column-properties style:column-width="0.9375in" style:rel-column-width="9179*"/>
    </style:style>
    <style:style style:name="Table6.F" style:family="table-column">
      <style:table-column-properties style:column-width="0.8215in" style:rel-column-width="804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21840*"/>
    </style:style>
    <style:style style:name="Table7.B" style:family="table-column">
      <style:table-column-properties style:column-width="1.3299in" style:rel-column-width="13021*"/>
    </style:style>
    <style:style style:name="Table7.C" style:family="table-column">
      <style:table-column-properties style:column-width="0.9014in" style:rel-column-width="8825*"/>
    </style:style>
    <style:style style:name="Table7.D" style:family="table-column">
      <style:table-column-properties style:column-width="0.4722in" style:rel-column-width="4623*"/>
    </style:style>
    <style:style style:name="Table7.E" style:family="table-column">
      <style:table-column-properties style:column-width="0.9375in" style:rel-column-width="9179*"/>
    </style:style>
    <style:style style:name="Table7.F" style:family="table-column">
      <style:table-column-properties style:column-width="0.8215in" style:rel-column-width="804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21840*"/>
    </style:style>
    <style:style style:name="Table8.B" style:family="table-column">
      <style:table-column-properties style:column-width="1.3299in" style:rel-column-width="13021*"/>
    </style:style>
    <style:style style:name="Table8.C" style:family="table-column">
      <style:table-column-properties style:column-width="0.9014in" style:rel-column-width="8825*"/>
    </style:style>
    <style:style style:name="Table8.D" style:family="table-column">
      <style:table-column-properties style:column-width="0.4722in" style:rel-column-width="4623*"/>
    </style:style>
    <style:style style:name="Table8.E" style:family="table-column">
      <style:table-column-properties style:column-width="0.9375in" style:rel-column-width="9179*"/>
    </style:style>
    <style:style style:name="Table8.F" style:family="table-column">
      <style:table-column-properties style:column-width="0.8215in" style:rel-column-width="804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21840*"/>
    </style:style>
    <style:style style:name="Table10.B" style:family="table-column">
      <style:table-column-properties style:column-width="1.3299in" style:rel-column-width="13021*"/>
    </style:style>
    <style:style style:name="Table10.C" style:family="table-column">
      <style:table-column-properties style:column-width="0.9014in" style:rel-column-width="8825*"/>
    </style:style>
    <style:style style:name="Table10.D" style:family="table-column">
      <style:table-column-properties style:column-width="0.4722in" style:rel-column-width="4623*"/>
    </style:style>
    <style:style style:name="Table10.E" style:family="table-column">
      <style:table-column-properties style:column-width="0.9375in" style:rel-column-width="9179*"/>
    </style:style>
    <style:style style:name="Table10.F" style:family="table-column">
      <style:table-column-properties style:column-width="0.8215in" style:rel-column-width="804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06in" style:rel-column-width="21840*"/>
    </style:style>
    <style:style style:name="Table11.B" style:family="table-column">
      <style:table-column-properties style:column-width="1.3299in" style:rel-column-width="13021*"/>
    </style:style>
    <style:style style:name="Table11.C" style:family="table-column">
      <style:table-column-properties style:column-width="0.9014in" style:rel-column-width="8825*"/>
    </style:style>
    <style:style style:name="Table11.D" style:family="table-column">
      <style:table-column-properties style:column-width="0.4722in" style:rel-column-width="4623*"/>
    </style:style>
    <style:style style:name="Table11.E" style:family="table-column">
      <style:table-column-properties style:column-width="0.9375in" style:rel-column-width="9179*"/>
    </style:style>
    <style:style style:name="Table11.F" style:family="table-column">
      <style:table-column-properties style:column-width="0.8215in" style:rel-column-width="804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21840*"/>
    </style:style>
    <style:style style:name="Table12.B" style:family="table-column">
      <style:table-column-properties style:column-width="1.3299in" style:rel-column-width="13021*"/>
    </style:style>
    <style:style style:name="Table12.C" style:family="table-column">
      <style:table-column-properties style:column-width="0.9014in" style:rel-column-width="8825*"/>
    </style:style>
    <style:style style:name="Table12.D" style:family="table-column">
      <style:table-column-properties style:column-width="0.4722in" style:rel-column-width="4623*"/>
    </style:style>
    <style:style style:name="Table12.E" style:family="table-column">
      <style:table-column-properties style:column-width="0.9375in" style:rel-column-width="9179*"/>
    </style:style>
    <style:style style:name="Table12.F" style:family="table-column">
      <style:table-column-properties style:column-width="0.8215in" style:rel-column-width="804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171f"/>
    </style:style>
    <style:style style:name="P2" style:family="paragraph" style:parent-style-name="Standard">
      <style:text-properties officeooo:paragraph-rsid="000e2b83"/>
    </style:style>
    <style:style style:name="P3" style:family="paragraph" style:parent-style-name="Standard">
      <style:text-properties officeooo:paragraph-rsid="00147f96"/>
    </style:style>
    <style:style style:name="P4" style:family="paragraph" style:parent-style-name="Standard">
      <style:text-properties officeooo:paragraph-rsid="00199c2a"/>
    </style:style>
    <style:style style:name="P5" style:family="paragraph" style:parent-style-name="Standard">
      <style:paragraph-properties fo:break-before="page"/>
      <style:text-properties officeooo:paragraph-rsid="00147f96"/>
    </style:style>
    <style:style style:name="P6" style:family="paragraph" style:parent-style-name="Standard">
      <style:paragraph-properties fo:break-before="page"/>
      <style:text-properties officeooo:paragraph-rsid="0017d216"/>
    </style:style>
    <style:style style:name="P7" style:family="paragraph" style:parent-style-name="Standard">
      <style:paragraph-properties fo:break-before="page"/>
      <style:text-properties officeooo:paragraph-rsid="001cb4e4"/>
    </style:style>
    <style:style style:name="P8" style:family="paragraph" style:parent-style-name="Standard">
      <style:paragraph-properties fo:break-before="page"/>
      <style:text-properties officeooo:paragraph-rsid="0020cb81"/>
    </style:style>
    <style:style style:name="P9" style:family="paragraph" style:parent-style-name="Table_20_Contents">
      <style:text-properties officeooo:rsid="0007dda7" officeooo:paragraph-rsid="0007dda7"/>
    </style:style>
    <style:style style:name="P10" style:family="paragraph" style:parent-style-name="Table_20_Contents">
      <style:text-properties officeooo:rsid="0007dda7" officeooo:paragraph-rsid="000a171f"/>
    </style:style>
    <style:style style:name="P11" style:family="paragraph" style:parent-style-name="Table_20_Contents">
      <style:text-properties officeooo:rsid="0007dda7" officeooo:paragraph-rsid="000e2b83"/>
    </style:style>
    <style:style style:name="P12" style:family="paragraph" style:parent-style-name="Table_20_Contents">
      <style:text-properties officeooo:rsid="0007dda7" officeooo:paragraph-rsid="00147f96"/>
    </style:style>
    <style:style style:name="P13" style:family="paragraph" style:parent-style-name="Table_20_Contents">
      <style:text-properties officeooo:rsid="0007dda7" officeooo:paragraph-rsid="0017d216"/>
    </style:style>
    <style:style style:name="P14" style:family="paragraph" style:parent-style-name="Table_20_Contents">
      <style:text-properties officeooo:rsid="0007dda7" officeooo:paragraph-rsid="00199c2a"/>
    </style:style>
    <style:style style:name="P15" style:family="paragraph" style:parent-style-name="Table_20_Contents">
      <style:text-properties officeooo:rsid="0007dda7" officeooo:paragraph-rsid="001cb4e4"/>
    </style:style>
    <style:style style:name="P16" style:family="paragraph" style:parent-style-name="Table_20_Contents">
      <style:text-properties officeooo:rsid="0007dda7" officeooo:paragraph-rsid="0020cb81"/>
    </style:style>
    <style:style style:name="P17" style:family="paragraph" style:parent-style-name="Table_20_Contents">
      <style:text-properties fo:font-weight="bold" officeooo:rsid="0007dda7" officeooo:paragraph-rsid="0007dda7" style:font-weight-asian="bold" style:font-weight-complex="bold"/>
    </style:style>
    <style:style style:name="P18" style:family="paragraph" style:parent-style-name="Table_20_Contents">
      <style:text-properties fo:font-weight="bold" officeooo:rsid="0007dda7" officeooo:paragraph-rsid="000a171f" style:font-weight-asian="bold" style:font-weight-complex="bold"/>
    </style:style>
    <style:style style:name="P19" style:family="paragraph" style:parent-style-name="Table_20_Contents">
      <style:text-properties fo:font-weight="bold" officeooo:rsid="0007dda7" officeooo:paragraph-rsid="000e2b83" style:font-weight-asian="bold" style:font-weight-complex="bold"/>
    </style:style>
    <style:style style:name="P20" style:family="paragraph" style:parent-style-name="Table_20_Contents">
      <style:text-properties fo:font-weight="bold" officeooo:rsid="0007dda7" officeooo:paragraph-rsid="00147f96" style:font-weight-asian="bold" style:font-weight-complex="bold"/>
    </style:style>
    <style:style style:name="P21" style:family="paragraph" style:parent-style-name="Table_20_Contents">
      <style:text-properties fo:font-weight="bold" officeooo:rsid="0007dda7" officeooo:paragraph-rsid="0017d216" style:font-weight-asian="bold" style:font-weight-complex="bold"/>
    </style:style>
    <style:style style:name="P22" style:family="paragraph" style:parent-style-name="Table_20_Contents">
      <style:text-properties fo:font-weight="bold" officeooo:rsid="0007dda7" officeooo:paragraph-rsid="00199c2a" style:font-weight-asian="bold" style:font-weight-complex="bold"/>
    </style:style>
    <style:style style:name="P23" style:family="paragraph" style:parent-style-name="Table_20_Contents">
      <style:text-properties fo:font-weight="bold" officeooo:rsid="0007dda7" officeooo:paragraph-rsid="001cb4e4" style:font-weight-asian="bold" style:font-weight-complex="bold"/>
    </style:style>
    <style:style style:name="P24" style:family="paragraph" style:parent-style-name="Table_20_Contents">
      <style:text-properties fo:font-weight="bold" officeooo:rsid="0007dda7" officeooo:paragraph-rsid="0020cb81" style:font-weight-asian="bold" style:font-weight-complex="bold"/>
    </style:style>
    <style:style style:name="P25" style:family="paragraph" style:parent-style-name="Table_20_Contents">
      <style:text-properties fo:font-weight="bold" officeooo:rsid="0008d203" officeooo:paragraph-rsid="0008d203" style:font-weight-asian="bold" style:font-weight-complex="bold"/>
    </style:style>
    <style:style style:name="P26" style:family="paragraph" style:parent-style-name="Table_20_Contents">
      <style:text-properties fo:font-weight="bold" officeooo:rsid="0008d203" officeooo:paragraph-rsid="000a171f" style:font-weight-asian="bold" style:font-weight-complex="bold"/>
    </style:style>
    <style:style style:name="P27" style:family="paragraph" style:parent-style-name="Table_20_Contents">
      <style:text-properties fo:font-weight="bold" officeooo:rsid="0008d203" officeooo:paragraph-rsid="000e2b83" style:font-weight-asian="bold" style:font-weight-complex="bold"/>
    </style:style>
    <style:style style:name="P28" style:family="paragraph" style:parent-style-name="Table_20_Contents">
      <style:text-properties fo:font-weight="bold" officeooo:rsid="0008d203" officeooo:paragraph-rsid="00147f96" style:font-weight-asian="bold" style:font-weight-complex="bold"/>
    </style:style>
    <style:style style:name="P29" style:family="paragraph" style:parent-style-name="Table_20_Contents">
      <style:text-properties fo:font-weight="bold" officeooo:rsid="0008d203" officeooo:paragraph-rsid="0017d216" style:font-weight-asian="bold" style:font-weight-complex="bold"/>
    </style:style>
    <style:style style:name="P30" style:family="paragraph" style:parent-style-name="Table_20_Contents">
      <style:text-properties fo:font-weight="bold" officeooo:rsid="0008d203" officeooo:paragraph-rsid="00199c2a" style:font-weight-asian="bold" style:font-weight-complex="bold"/>
    </style:style>
    <style:style style:name="P31" style:family="paragraph" style:parent-style-name="Table_20_Contents">
      <style:text-properties fo:font-weight="bold" officeooo:rsid="0008d203" officeooo:paragraph-rsid="001cb4e4" style:font-weight-asian="bold" style:font-weight-complex="bold"/>
    </style:style>
    <style:style style:name="P32" style:family="paragraph" style:parent-style-name="Table_20_Contents">
      <style:text-properties fo:font-weight="bold" officeooo:rsid="0008d203" officeooo:paragraph-rsid="0020cb81" style:font-weight-asian="bold" style:font-weight-complex="bold"/>
    </style:style>
    <style:style style:name="P33" style:family="paragraph" style:parent-style-name="Table_20_Contents">
      <style:text-properties fo:font-weight="bold" officeooo:rsid="0017d216" officeooo:paragraph-rsid="0017d216" style:font-weight-asian="bold" style:font-weight-complex="bold"/>
    </style:style>
    <style:style style:name="P34" style:family="paragraph" style:parent-style-name="Table_20_Contents">
      <style:text-properties fo:font-weight="bold" officeooo:rsid="0017d216" officeooo:paragraph-rsid="00199c2a" style:font-weight-asian="bold" style:font-weight-complex="bold"/>
    </style:style>
    <style:style style:name="P35" style:family="paragraph" style:parent-style-name="Table_20_Contents">
      <style:text-properties fo:font-weight="bold" officeooo:rsid="0017d216" officeooo:paragraph-rsid="001cb4e4" style:font-weight-asian="bold" style:font-weight-complex="bold"/>
    </style:style>
    <style:style style:name="P36" style:family="paragraph" style:parent-style-name="Table_20_Contents">
      <style:text-properties fo:font-weight="normal" officeooo:rsid="0008d203" officeooo:paragraph-rsid="0008d203" style:font-weight-asian="normal" style:font-weight-complex="normal"/>
    </style:style>
    <style:style style:name="P37" style:family="paragraph" style:parent-style-name="Table_20_Contents">
      <style:text-properties fo:font-weight="normal" officeooo:rsid="0008d203" officeooo:paragraph-rsid="000e2b83" style:font-weight-asian="normal" style:font-weight-complex="normal"/>
    </style:style>
    <style:style style:name="P38" style:family="paragraph" style:parent-style-name="Table_20_Contents">
      <style:text-properties fo:font-weight="normal" officeooo:rsid="0008d203" officeooo:paragraph-rsid="00147f96" style:font-weight-asian="normal" style:font-weight-complex="normal"/>
    </style:style>
    <style:style style:name="P39" style:family="paragraph" style:parent-style-name="Table_20_Contents">
      <style:text-properties fo:font-weight="normal" officeooo:rsid="0008d203" officeooo:paragraph-rsid="0017d216" style:font-weight-asian="normal" style:font-weight-complex="normal"/>
    </style:style>
    <style:style style:name="P40" style:family="paragraph" style:parent-style-name="Table_20_Contents">
      <style:text-properties fo:font-weight="normal" officeooo:rsid="0008d203" officeooo:paragraph-rsid="00199c2a" style:font-weight-asian="normal" style:font-weight-complex="normal"/>
    </style:style>
    <style:style style:name="P41" style:family="paragraph" style:parent-style-name="Table_20_Contents">
      <style:text-properties fo:font-weight="normal" officeooo:rsid="0008d203" officeooo:paragraph-rsid="001d4d27" style:font-weight-asian="normal" style:font-weight-complex="normal"/>
    </style:style>
    <style:style style:name="P42" style:family="paragraph" style:parent-style-name="Table_20_Contents">
      <style:text-properties fo:font-weight="normal" officeooo:rsid="0010a454" officeooo:paragraph-rsid="0010a454" style:font-weight-asian="normal" style:font-weight-complex="normal"/>
    </style:style>
    <style:style style:name="P43" style:family="paragraph" style:parent-style-name="Table_20_Contents">
      <style:text-properties fo:font-weight="normal" officeooo:rsid="001cb4e4" officeooo:paragraph-rsid="001cb4e4" style:font-weight-asian="normal" style:font-weight-complex="normal"/>
    </style:style>
    <style:style style:name="P44" style:family="paragraph" style:parent-style-name="Table_20_Contents">
      <style:text-properties fo:font-weight="normal" officeooo:rsid="001cb4e4" officeooo:paragraph-rsid="001d4d27" style:font-weight-asian="normal" style:font-weight-complex="normal"/>
    </style:style>
    <style:style style:name="P45" style:family="paragraph" style:parent-style-name="Table_20_Contents">
      <style:text-properties officeooo:rsid="000e2b83" officeooo:paragraph-rsid="000e2b83"/>
    </style:style>
    <style:style style:name="P46" style:family="paragraph" style:parent-style-name="Table_20_Contents">
      <style:text-properties officeooo:rsid="00147f96" officeooo:paragraph-rsid="00147f96"/>
    </style:style>
    <style:style style:name="P47" style:family="paragraph" style:parent-style-name="Table_20_Contents">
      <style:text-properties officeooo:rsid="0016448f" officeooo:paragraph-rsid="0016448f"/>
    </style:style>
    <style:style style:name="P48" style:family="paragraph" style:parent-style-name="Table_20_Contents">
      <style:text-properties officeooo:rsid="0017048c" officeooo:paragraph-rsid="0017048c"/>
    </style:style>
    <style:style style:name="P49" style:family="paragraph" style:parent-style-name="Table_20_Contents">
      <style:text-properties officeooo:rsid="0017d216" officeooo:paragraph-rsid="0017d216"/>
    </style:style>
    <style:style style:name="P50" style:family="paragraph" style:parent-style-name="Table_20_Contents">
      <style:text-properties officeooo:rsid="00199c2a" officeooo:paragraph-rsid="00199c2a"/>
    </style:style>
    <style:style style:name="P51" style:family="paragraph" style:parent-style-name="Table_20_Contents">
      <style:text-properties officeooo:rsid="001cb4e4" officeooo:paragraph-rsid="001cb4e4"/>
    </style:style>
    <style:style style:name="P52" style:family="paragraph" style:parent-style-name="Table_20_Contents">
      <style:text-properties officeooo:rsid="001cb4e4" officeooo:paragraph-rsid="0020cb81"/>
    </style:style>
    <style:style style:name="P53" style:family="paragraph" style:parent-style-name="Table_20_Contents">
      <style:text-properties officeooo:rsid="0020cb81" officeooo:paragraph-rsid="0020cb81"/>
    </style:style>
    <style:style style:name="P54" style:family="paragraph" style:parent-style-name="Standard">
      <style:text-properties officeooo:paragraph-rsid="001cb4e4"/>
    </style:style>
    <style:style style:name="P55" style:family="paragraph" style:parent-style-name="Standard">
      <style:text-properties officeooo:paragraph-rsid="002387b8"/>
    </style:style>
    <style:style style:name="P56" style:family="paragraph" style:parent-style-name="Standard">
      <style:text-properties officeooo:paragraph-rsid="0020cb81"/>
    </style:style>
    <style:style style:name="P57" style:family="paragraph" style:parent-style-name="Standard">
      <style:text-properties officeooo:paragraph-rsid="002853d2"/>
    </style:style>
    <style:style style:name="P58" style:family="paragraph" style:parent-style-name="Standard">
      <style:text-properties officeooo:paragraph-rsid="0029f067"/>
    </style:style>
    <style:style style:name="P59" style:family="paragraph" style:parent-style-name="Standard">
      <style:paragraph-properties fo:break-before="page"/>
      <style:text-properties officeooo:paragraph-rsid="00228f36"/>
    </style:style>
    <style:style style:name="P60" style:family="paragraph" style:parent-style-name="Standard">
      <style:paragraph-properties fo:break-before="page"/>
      <style:text-properties officeooo:paragraph-rsid="002387b8"/>
    </style:style>
    <style:style style:name="P61" style:family="paragraph" style:parent-style-name="Standard">
      <style:paragraph-properties fo:break-before="page"/>
      <style:text-properties officeooo:paragraph-rsid="002853d2"/>
    </style:style>
    <style:style style:name="P62" style:family="paragraph" style:parent-style-name="Standard">
      <style:paragraph-properties fo:break-before="page"/>
      <style:text-properties officeooo:paragraph-rsid="0029f067"/>
    </style:style>
    <style:style style:name="P63" style:family="paragraph" style:parent-style-name="Table_20_Contents">
      <style:text-properties fo:font-weight="bold" officeooo:rsid="0007dda7" officeooo:paragraph-rsid="0008d203" style:font-weight-asian="bold" style:font-weight-complex="bold"/>
    </style:style>
    <style:style style:name="P64" style:family="paragraph" style:parent-style-name="Table_20_Contents">
      <style:text-properties fo:font-weight="bold" officeooo:rsid="0007dda7" officeooo:paragraph-rsid="000e2b83" style:font-weight-asian="bold" style:font-weight-complex="bold"/>
    </style:style>
    <style:style style:name="P65" style:family="paragraph" style:parent-style-name="Table_20_Contents">
      <style:text-properties fo:font-weight="bold" officeooo:rsid="0007dda7" officeooo:paragraph-rsid="00147f96" style:font-weight-asian="bold" style:font-weight-complex="bold"/>
    </style:style>
    <style:style style:name="P66" style:family="paragraph" style:parent-style-name="Table_20_Contents">
      <style:text-properties fo:font-weight="bold" officeooo:rsid="0007dda7" officeooo:paragraph-rsid="000a171f" style:font-weight-asian="bold" style:font-weight-complex="bold"/>
    </style:style>
    <style:style style:name="P67" style:family="paragraph" style:parent-style-name="Table_20_Contents">
      <style:text-properties fo:font-weight="bold" officeooo:rsid="0007dda7" officeooo:paragraph-rsid="0017d216" style:font-weight-asian="bold" style:font-weight-complex="bold"/>
    </style:style>
    <style:style style:name="P68" style:family="paragraph" style:parent-style-name="Table_20_Contents">
      <style:text-properties fo:font-weight="bold" officeooo:rsid="0007dda7" officeooo:paragraph-rsid="00199c2a" style:font-weight-asian="bold" style:font-weight-complex="bold"/>
    </style:style>
    <style:style style:name="P69" style:family="paragraph" style:parent-style-name="Table_20_Contents">
      <style:text-properties fo:font-weight="bold" officeooo:rsid="0007dda7" officeooo:paragraph-rsid="001cb4e4" style:font-weight-asian="bold" style:font-weight-complex="bold"/>
    </style:style>
    <style:style style:name="P70" style:family="paragraph" style:parent-style-name="Table_20_Contents">
      <style:text-properties fo:font-weight="bold" officeooo:rsid="0007dda7" officeooo:paragraph-rsid="0020cb81" style:font-weight-asian="bold" style:font-weight-complex="bold"/>
    </style:style>
    <style:style style:name="P71" style:family="paragraph" style:parent-style-name="Table_20_Contents">
      <style:text-properties fo:font-weight="bold" officeooo:rsid="0007dda7" officeooo:paragraph-rsid="00228f36" style:font-weight-asian="bold" style:font-weight-complex="bold"/>
    </style:style>
    <style:style style:name="P72" style:family="paragraph" style:parent-style-name="Table_20_Contents">
      <style:text-properties fo:font-weight="bold" officeooo:rsid="0007dda7" officeooo:paragraph-rsid="002387b8" style:font-weight-asian="bold" style:font-weight-complex="bold"/>
    </style:style>
    <style:style style:name="P73" style:family="paragraph" style:parent-style-name="Table_20_Contents">
      <style:text-properties fo:font-weight="bold" officeooo:rsid="0007dda7" officeooo:paragraph-rsid="002853d2" style:font-weight-asian="bold" style:font-weight-complex="bold"/>
    </style:style>
    <style:style style:name="P74" style:family="paragraph" style:parent-style-name="Table_20_Contents">
      <style:text-properties fo:font-weight="bold" officeooo:rsid="0007dda7" officeooo:paragraph-rsid="0029f067" style:font-weight-asian="bold" style:font-weight-complex="bold"/>
    </style:style>
    <style:style style:name="P75" style:family="paragraph" style:parent-style-name="Table_20_Contents">
      <style:text-properties fo:font-weight="bold" officeooo:rsid="0008d203" officeooo:paragraph-rsid="00228f36" style:font-weight-asian="bold" style:font-weight-complex="bold"/>
    </style:style>
    <style:style style:name="P76" style:family="paragraph" style:parent-style-name="Table_20_Contents">
      <style:text-properties fo:font-weight="bold" officeooo:rsid="0008d203" officeooo:paragraph-rsid="002387b8" style:font-weight-asian="bold" style:font-weight-complex="bold"/>
    </style:style>
    <style:style style:name="P77" style:family="paragraph" style:parent-style-name="Table_20_Contents">
      <style:text-properties fo:font-weight="bold" officeooo:rsid="0008d203" officeooo:paragraph-rsid="0020cb81" style:font-weight-asian="bold" style:font-weight-complex="bold"/>
    </style:style>
    <style:style style:name="P78" style:family="paragraph" style:parent-style-name="Table_20_Contents">
      <style:text-properties fo:font-weight="bold" officeooo:rsid="0008d203" officeooo:paragraph-rsid="002853d2" style:font-weight-asian="bold" style:font-weight-complex="bold"/>
    </style:style>
    <style:style style:name="P79" style:family="paragraph" style:parent-style-name="Table_20_Contents">
      <style:text-properties fo:font-weight="bold" officeooo:rsid="0008d203" officeooo:paragraph-rsid="0029f067" style:font-weight-asian="bold" style:font-weight-complex="bold"/>
    </style:style>
    <style:style style:name="P80" style:family="paragraph" style:parent-style-name="Table_20_Contents">
      <style:text-properties fo:font-weight="bold" officeooo:rsid="0017d216" officeooo:paragraph-rsid="002387b8" style:font-weight-asian="bold" style:font-weight-complex="bold"/>
    </style:style>
    <style:style style:name="P81" style:family="paragraph" style:parent-style-name="Table_20_Contents">
      <style:text-properties fo:font-weight="bold" officeooo:rsid="0017d216" officeooo:paragraph-rsid="0020cb81" style:font-weight-asian="bold" style:font-weight-complex="bold"/>
    </style:style>
    <style:style style:name="P82" style:family="paragraph" style:parent-style-name="Table_20_Contents">
      <style:text-properties fo:font-weight="bold" officeooo:rsid="0017d216" officeooo:paragraph-rsid="002853d2" style:font-weight-asian="bold" style:font-weight-complex="bold"/>
    </style:style>
    <style:style style:name="P83" style:family="paragraph" style:parent-style-name="Table_20_Contents">
      <style:text-properties fo:font-weight="bold" officeooo:rsid="0017d216" officeooo:paragraph-rsid="0029f067" style:font-weight-asian="bold" style:font-weight-complex="bold"/>
    </style:style>
    <style:style style:name="P84" style:family="paragraph" style:parent-style-name="Table_20_Contents">
      <style:text-properties fo:font-weight="bold" officeooo:rsid="002387b8" officeooo:paragraph-rsid="002387b8" style:font-weight-asian="bold" style:font-weight-complex="bold"/>
    </style:style>
    <style:style style:name="P85" style:family="paragraph" style:parent-style-name="Table_20_Contents">
      <style:text-properties fo:font-weight="bold" officeooo:rsid="00255d4b" officeooo:paragraph-rsid="00255d4b" style:font-weight-asian="bold" style:font-weight-complex="bold"/>
    </style:style>
    <style:style style:name="P86" style:family="paragraph" style:parent-style-name="Table_20_Contents">
      <style:text-properties fo:font-weight="bold" officeooo:rsid="00255d4b" officeooo:paragraph-rsid="002853d2" style:font-weight-asian="bold" style:font-weight-complex="bold"/>
    </style:style>
    <style:style style:name="P87" style:family="paragraph" style:parent-style-name="Table_20_Contents">
      <style:text-properties fo:font-weight="bold" officeooo:rsid="00255d4b" officeooo:paragraph-rsid="0029f067" style:font-weight-asian="bold" style:font-weight-complex="bold"/>
    </style:style>
    <style:style style:name="P88" style:family="paragraph" style:parent-style-name="Table_20_Contents">
      <style:text-properties officeooo:rsid="0007dda7" officeooo:paragraph-rsid="00228f36"/>
    </style:style>
    <style:style style:name="P89" style:family="paragraph" style:parent-style-name="Table_20_Contents">
      <style:text-properties officeooo:rsid="0007dda7" officeooo:paragraph-rsid="002387b8"/>
    </style:style>
    <style:style style:name="P90" style:family="paragraph" style:parent-style-name="Table_20_Contents">
      <style:text-properties officeooo:rsid="0007dda7" officeooo:paragraph-rsid="002853d2"/>
    </style:style>
    <style:style style:name="P91" style:family="paragraph" style:parent-style-name="Table_20_Contents">
      <style:text-properties officeooo:rsid="0007dda7" officeooo:paragraph-rsid="0029f067"/>
    </style:style>
    <style:style style:name="P92" style:family="paragraph" style:parent-style-name="Table_20_Contents">
      <style:text-properties fo:font-weight="normal" officeooo:rsid="0008d203" officeooo:paragraph-rsid="00228f36" style:font-weight-asian="normal" style:font-weight-complex="normal"/>
    </style:style>
    <style:style style:name="P93" style:family="paragraph" style:parent-style-name="Table_20_Contents">
      <style:text-properties fo:font-weight="normal" officeooo:rsid="0008d203" officeooo:paragraph-rsid="002387b8" style:font-weight-asian="normal" style:font-weight-complex="normal"/>
    </style:style>
    <style:style style:name="P94" style:family="paragraph" style:parent-style-name="Table_20_Contents">
      <style:text-properties fo:font-weight="normal" officeooo:rsid="0008d203" officeooo:paragraph-rsid="0020cb81" style:font-weight-asian="normal" style:font-weight-complex="normal"/>
    </style:style>
    <style:style style:name="P95" style:family="paragraph" style:parent-style-name="Table_20_Contents">
      <style:text-properties fo:font-weight="normal" officeooo:rsid="0008d203" officeooo:paragraph-rsid="002853d2" style:font-weight-asian="normal" style:font-weight-complex="normal"/>
    </style:style>
    <style:style style:name="P96" style:family="paragraph" style:parent-style-name="Table_20_Contents">
      <style:text-properties fo:font-weight="normal" officeooo:rsid="0008d203" officeooo:paragraph-rsid="0029f067" style:font-weight-asian="normal" style:font-weight-complex="normal"/>
    </style:style>
    <style:style style:name="P97" style:family="paragraph" style:parent-style-name="Table_20_Contents">
      <style:text-properties fo:font-weight="normal" officeooo:rsid="001cb4e4" officeooo:paragraph-rsid="002387b8" style:font-weight-asian="normal" style:font-weight-complex="normal"/>
    </style:style>
    <style:style style:name="P98" style:family="paragraph" style:parent-style-name="Table_20_Contents">
      <style:text-properties fo:font-weight="normal" officeooo:rsid="001cb4e4" officeooo:paragraph-rsid="0020cb81" style:font-weight-asian="normal" style:font-weight-complex="normal"/>
    </style:style>
    <style:style style:name="P99" style:family="paragraph" style:parent-style-name="Table_20_Contents">
      <style:text-properties fo:font-weight="normal" officeooo:rsid="001cb4e4" officeooo:paragraph-rsid="002853d2" style:font-weight-asian="normal" style:font-weight-complex="normal"/>
    </style:style>
    <style:style style:name="P100" style:family="paragraph" style:parent-style-name="Table_20_Contents">
      <style:text-properties fo:font-weight="normal" officeooo:rsid="001cb4e4" officeooo:paragraph-rsid="0029f067" style:font-weight-asian="normal" style:font-weight-complex="normal"/>
    </style:style>
    <style:style style:name="P101" style:family="paragraph" style:parent-style-name="Table_20_Contents">
      <style:text-properties fo:font-weight="normal" officeooo:rsid="002387b8" officeooo:paragraph-rsid="002387b8" style:font-weight-asian="normal" style:font-weight-complex="normal"/>
    </style:style>
    <style:style style:name="P102" style:family="paragraph" style:parent-style-name="Table_20_Contents">
      <style:text-properties fo:font-weight="normal" officeooo:rsid="00255d4b" officeooo:paragraph-rsid="00255d4b" style:font-weight-asian="normal" style:font-weight-complex="normal"/>
    </style:style>
    <style:style style:name="P103" style:family="paragraph" style:parent-style-name="Table_20_Contents">
      <style:text-properties fo:font-weight="normal" officeooo:rsid="00255d4b" officeooo:paragraph-rsid="002853d2" style:font-weight-asian="normal" style:font-weight-complex="normal"/>
    </style:style>
    <style:style style:name="P104" style:family="paragraph" style:parent-style-name="Table_20_Contents">
      <style:text-properties fo:font-weight="normal" officeooo:rsid="00255d4b" officeooo:paragraph-rsid="0029f067" style:font-weight-asian="normal" style:font-weight-complex="normal"/>
    </style:style>
    <style:style style:name="P105" style:family="paragraph" style:parent-style-name="Table_20_Contents">
      <style:text-properties officeooo:rsid="00228f36" officeooo:paragraph-rsid="00228f36"/>
    </style:style>
    <style:style style:name="P106" style:family="paragraph" style:parent-style-name="Table_20_Contents">
      <style:text-properties officeooo:rsid="001cb4e4" officeooo:paragraph-rsid="002387b8"/>
    </style:style>
    <style:style style:name="P107" style:family="paragraph" style:parent-style-name="Table_20_Contents">
      <style:text-properties officeooo:rsid="001cb4e4" officeooo:paragraph-rsid="002853d2"/>
    </style:style>
    <style:style style:name="P108" style:family="paragraph" style:parent-style-name="Table_20_Contents">
      <style:text-properties officeooo:rsid="002853d2" officeooo:paragraph-rsid="002853d2"/>
    </style:style>
    <style:style style:name="P109" style:family="paragraph" style:parent-style-name="Table_20_Contents">
      <style:text-properties officeooo:rsid="002853d2" officeooo:paragraph-rsid="0029f067"/>
    </style:style>
    <style:style style:name="P110" style:family="paragraph" style:parent-style-name="Table_20_Contents">
      <style:text-properties officeooo:paragraph-rsid="00228f36"/>
    </style:style>
    <style:style style:name="P111" style:family="paragraph" style:parent-style-name="Table_20_Contents">
      <style:text-properties officeooo:rsid="002d8ff9" officeooo:paragraph-rsid="002d8ff9"/>
    </style:style>
    <style:style style:name="P112" style:family="paragraph" style:parent-style-name="Table_20_Contents">
      <style:text-properties officeooo:rsid="002e697d" officeooo:paragraph-rsid="002e697d"/>
    </style:style>
    <style:style style:name="P113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08d203" officeooo:paragraph-rsid="0008d203" style:font-weight-asian="normal" style:font-weight-complex="normal"/>
    </style:style>
    <style:style style:name="P114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08d203" officeooo:paragraph-rsid="00228f36" style:font-weight-asian="normal" style:font-weight-complex="normal"/>
    </style:style>
    <style:style style:name="P115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0a171f" officeooo:paragraph-rsid="00147f96" style:font-weight-asian="normal" style:font-weight-complex="normal"/>
    </style:style>
    <style:style style:name="P116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0a454" officeooo:paragraph-rsid="0010a454" style:font-weight-asian="normal" style:font-weight-complex="normal"/>
    </style:style>
    <style:style style:name="P117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7d216" officeooo:paragraph-rsid="0017d216" style:font-weight-asian="normal" style:font-weight-complex="normal"/>
    </style:style>
    <style:style style:name="P118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99c2a" officeooo:paragraph-rsid="00199c2a" style:font-weight-asian="normal" style:font-weight-complex="normal"/>
    </style:style>
    <style:style style:name="P119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cb4e4" officeooo:paragraph-rsid="001cb4e4" style:font-weight-asian="normal" style:font-weight-complex="normal"/>
    </style:style>
    <style:style style:name="P120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0cb81" officeooo:paragraph-rsid="0020cb81" style:font-weight-asian="normal" style:font-weight-complex="normal"/>
    </style:style>
    <style:style style:name="P121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28f36" officeooo:paragraph-rsid="00228f36" style:font-weight-asian="normal" style:font-weight-complex="normal"/>
    </style:style>
    <style:style style:name="P122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23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853d2" officeooo:paragraph-rsid="002853d2" style:font-weight-asian="normal" style:font-weight-complex="normal"/>
    </style:style>
    <style:style style:name="P124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b284c" officeooo:paragraph-rsid="0029f067" style:font-weight-asian="normal" style:font-weight-complex="normal"/>
    </style:style>
    <style:style style:name="P125" style:family="paragraph" style:parent-style-name="Table_20_Contents" style:list-style-name="L2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officeooo:paragraph-rsid="0008d203"/>
    </style:style>
    <style:style style:name="P126" style:family="paragraph" style:parent-style-name="Table_20_Contents" style:list-style-name="L2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fo:font-weight="normal" officeooo:rsid="0007dda7" officeooo:paragraph-rsid="0008d203" style:font-weight-asian="normal" style:font-weight-complex="normal"/>
    </style:style>
    <style:style style:name="P127" style:family="paragraph" style:parent-style-name="Table_20_Contents" style:list-style-name="L15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fo:font-weight="normal" officeooo:rsid="0007dda7" officeooo:paragraph-rsid="00228f36" style:font-weight-asian="normal" style:font-weight-complex="normal"/>
    </style:style>
    <style:style style:name="P128" style:family="paragraph" style:parent-style-name="Table_20_Contents" style:list-style-name="L2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officeooo:rsid="0008d203" officeooo:paragraph-rsid="0008d203"/>
    </style:style>
    <style:style style:name="P129" style:family="paragraph" style:parent-style-name="Table_20_Contents" style:list-style-name="L15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officeooo:rsid="0008d203" officeooo:paragraph-rsid="00228f36"/>
    </style:style>
    <style:style style:name="P130" style:family="paragraph" style:parent-style-name="Table_20_Contents" style:list-style-name="L3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0e2b83" officeooo:paragraph-rsid="000ef2b6" style:font-weight-asian="normal" style:font-weight-complex="normal"/>
    </style:style>
    <style:style style:name="P131" style:family="paragraph" style:parent-style-name="Table_20_Contents" style:list-style-name="L6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10a454" officeooo:paragraph-rsid="0010a454" style:font-weight-asian="normal" style:font-weight-complex="normal"/>
    </style:style>
    <style:style style:name="P132" style:family="paragraph" style:parent-style-name="Table_20_Contents" style:list-style-name="L8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17d216" officeooo:paragraph-rsid="0017d216" style:font-weight-asian="normal" style:font-weight-complex="normal"/>
    </style:style>
    <style:style style:name="P133" style:family="paragraph" style:parent-style-name="Table_20_Contents" style:list-style-name="L11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1cb4e4" officeooo:paragraph-rsid="001cb4e4" style:font-weight-asian="normal" style:font-weight-complex="normal"/>
    </style:style>
    <style:style style:name="P134" style:family="paragraph" style:parent-style-name="Table_20_Contents" style:list-style-name="L13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0cb81" officeooo:paragraph-rsid="0020cb81" style:font-weight-asian="normal" style:font-weight-complex="normal"/>
    </style:style>
    <style:style style:name="P135" style:family="paragraph" style:parent-style-name="Table_20_Contents" style:list-style-name="L3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28f36" officeooo:paragraph-rsid="00228f36" style:font-weight-asian="normal" style:font-weight-complex="normal"/>
    </style:style>
    <style:style style:name="P136" style:family="paragraph" style:parent-style-name="Table_20_Contents" style:list-style-name="L16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37" style:family="paragraph" style:parent-style-name="Table_20_Contents" style:list-style-name="L18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853d2" officeooo:paragraph-rsid="002853d2" style:font-weight-asian="normal" style:font-weight-complex="normal"/>
    </style:style>
    <style:style style:name="P138" style:family="paragraph" style:parent-style-name="Table_20_Contents" style:list-style-name="L20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9f067" officeooo:paragraph-rsid="0029f067" style:font-weight-asian="normal" style:font-weight-complex="normal"/>
    </style:style>
    <style:style style:name="P139" style:family="paragraph" style:parent-style-name="Table_20_Contents" style:list-style-name="L20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b284c" officeooo:paragraph-rsid="002b284c" style:font-weight-asian="normal" style:font-weight-complex="normal"/>
    </style:style>
    <style:style style:name="P140" style:family="paragraph" style:parent-style-name="Table_20_Contents" style:list-style-name="L4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0a171f" officeooo:paragraph-rsid="00147f96"/>
    </style:style>
    <style:style style:name="P141" style:family="paragraph" style:parent-style-name="Table_20_Contents" style:list-style-name="L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17d216" officeooo:paragraph-rsid="00199c2a"/>
    </style:style>
    <style:style style:name="P142" style:family="paragraph" style:parent-style-name="Table_20_Contents" style:list-style-name="L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199c2a" officeooo:paragraph-rsid="00199c2a"/>
    </style:style>
    <style:style style:name="P143" style:family="paragraph" style:parent-style-name="Table_20_Contents" style:list-style-name="L4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2cb0d7" officeooo:paragraph-rsid="002cb0d7"/>
    </style:style>
    <style:style style:name="P144" style:family="paragraph" style:parent-style-name="Table_20_Contents" style:list-style-name="L5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0b4101" officeooo:paragraph-rsid="00147f96" style:font-weight-asian="normal" style:font-weight-complex="normal"/>
    </style:style>
    <style:style style:name="P145" style:family="paragraph" style:parent-style-name="Table_20_Contents" style:list-style-name="L7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0b4101" officeooo:paragraph-rsid="000b4101" style:font-weight-asian="normal" style:font-weight-complex="normal"/>
    </style:style>
    <style:style style:name="P146" style:family="paragraph" style:parent-style-name="Table_20_Contents" style:list-style-name="L12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1cb4e4" officeooo:paragraph-rsid="001cb4e4" style:font-weight-asian="normal" style:font-weight-complex="normal"/>
    </style:style>
    <style:style style:name="P147" style:family="paragraph" style:parent-style-name="Table_20_Contents" style:list-style-name="L14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48" style:family="paragraph" style:parent-style-name="Table_20_Contents" style:list-style-name="L17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49" style:family="paragraph" style:parent-style-name="Table_20_Contents" style:list-style-name="L19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853d2" officeooo:paragraph-rsid="002853d2" style:font-weight-asian="normal" style:font-weight-complex="normal"/>
    </style:style>
    <style:style style:name="P150" style:family="paragraph" style:parent-style-name="Table_20_Contents" style:list-style-name="L21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853d2" officeooo:paragraph-rsid="0029f067" style:font-weight-asian="normal" style:font-weight-complex="normal"/>
    </style:style>
    <style:style style:name="P151" style:family="paragraph" style:parent-style-name="Table_20_Contents" style:list-style-name="L21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9f067" officeooo:paragraph-rsid="0029f067" style:font-weight-asian="normal" style:font-weight-complex="normal"/>
    </style:style>
    <style:style style:name="P152" style:family="paragraph" style:parent-style-name="Table_20_Contents" style:list-style-name="L10">
      <loext:graphic-properties draw:fill="none"/>
      <style:paragraph-properties fo:margin-left="2.75in" fo:margin-right="0in" fo:text-indent="-0.25in" style:auto-text-indent="false" fo:background-color="transparent" text:number-lines="false" text:line-number="0"/>
      <style:text-properties fo:font-weight="normal" officeooo:rsid="0019fac6" officeooo:paragraph-rsid="0019fac6" style:font-weight-asian="normal" style:font-weight-complex="normal"/>
    </style:style>
    <style:style style:name="P153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228f36" officeooo:paragraph-rsid="00228f36" style:font-weight-asian="normal" style:font-weight-complex="normal"/>
    </style:style>
    <style:style style:name="P154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255d4b" officeooo:paragraph-rsid="002853d2" style:font-weight-asian="normal" style:font-weight-complex="normal"/>
    </style:style>
    <style:style style:name="P155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255d4b" officeooo:paragraph-rsid="0029f06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dda7" style:font-weight-asian="normal" style:font-weight-complex="normal"/>
    </style:style>
    <style:style style:name="T3" style:family="text">
      <style:text-properties fo:font-weight="normal" officeooo:rsid="0008d203" style:font-weight-asian="normal" style:font-weight-complex="normal"/>
    </style:style>
    <style:style style:name="T4" style:family="text">
      <style:text-properties fo:font-weight="normal" officeooo:rsid="00147f96" style:font-weight-asian="normal" style:font-weight-complex="normal"/>
    </style:style>
    <style:style style:name="T5" style:family="text">
      <style:text-properties fo:font-weight="normal" officeooo:rsid="00199c2a" style:font-weight-asian="normal" style:font-weight-complex="normal"/>
    </style:style>
    <style:style style:name="T6" style:family="text">
      <style:text-properties fo:font-weight="normal" officeooo:rsid="0019fac6" style:font-weight-asian="normal" style:font-weight-complex="normal"/>
    </style:style>
    <style:style style:name="T7" style:family="text">
      <style:text-properties fo:font-weight="normal" officeooo:rsid="001b88e9" style:font-weight-asian="normal" style:font-weight-complex="normal"/>
    </style:style>
    <style:style style:name="T8" style:family="text">
      <style:text-properties officeooo:rsid="000a171f"/>
    </style:style>
    <style:style style:name="T9" style:family="text">
      <style:text-properties officeooo:rsid="000b4101"/>
    </style:style>
    <style:style style:name="T10" style:family="text">
      <style:text-properties officeooo:rsid="000e2b83"/>
    </style:style>
    <style:style style:name="T11" style:family="text">
      <style:text-properties officeooo:rsid="0010a454"/>
    </style:style>
    <style:style style:name="T12" style:family="text">
      <style:text-properties officeooo:rsid="00147f96"/>
    </style:style>
    <style:style style:name="T13" style:family="text">
      <style:text-properties officeooo:rsid="00154c6c"/>
    </style:style>
    <style:style style:name="T14" style:family="text">
      <style:text-properties officeooo:rsid="0017d216"/>
    </style:style>
    <style:style style:name="T15" style:family="text">
      <style:text-properties officeooo:rsid="0017eb56"/>
    </style:style>
    <style:style style:name="T16" style:family="text">
      <style:text-properties officeooo:rsid="00199c2a"/>
    </style:style>
    <style:style style:name="T17" style:family="text">
      <style:text-properties officeooo:rsid="001cb4e4"/>
    </style:style>
    <style:style style:name="T18" style:family="text">
      <style:text-properties officeooo:rsid="001d4d27"/>
    </style:style>
    <style:style style:name="T19" style:family="text">
      <style:text-properties officeooo:rsid="001f1cb1"/>
    </style:style>
    <style:style style:name="T20" style:family="text">
      <style:text-properties officeooo:rsid="0020cb81"/>
    </style:style>
    <style:style style:name="T21" style:family="text">
      <style:text-properties fo:language="de" fo:country="DE"/>
    </style:style>
    <style:style style:name="T22" style:family="text">
      <style:text-properties officeooo:rsid="00229f55"/>
    </style:style>
    <style:style style:name="T23" style:family="text">
      <style:text-properties officeooo:rsid="002387b8"/>
    </style:style>
    <style:style style:name="T24" style:family="text">
      <style:text-properties officeooo:rsid="00255d4b"/>
    </style:style>
    <style:style style:name="T25" style:family="text">
      <style:text-properties officeooo:rsid="002863f7"/>
    </style:style>
    <style:style style:name="T26" style:family="text">
      <style:text-properties officeooo:rsid="0029f067"/>
    </style:style>
    <style:style style:name="T27" style:family="text">
      <style:text-properties officeooo:rsid="002fe1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17">Arbeitspaket</text:p>
          </table:table-cell>
          <table:covered-table-cell/>
          <table:covered-table-cell/>
          <table:table-cell table:style-name="Table1.D1" table:number-columns-spanned="3" office:value-type="string">
            <text:p text:style-name="P17">Datum:</text:p>
            <text:p text:style-name="P9">23.03.2017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AP-Nr.:</text:p>
            <text:p text:style-name="P9">01</text:p>
          </table:table-cell>
          <table:table-cell table:style-name="Table1.A2" table:number-columns-spanned="2" office:value-type="string">
            <text:p text:style-name="P17">AP-Bezeichnung:</text:p>
            <text:p text:style-name="P9">Anforderungen festlegen</text:p>
          </table:table-cell>
          <table:covered-table-cell/>
          <table:table-cell table:style-name="Table1.D2" table:number-columns-spanned="3" office:value-type="string">
            <text:p text:style-name="P17">AP-Leiter:</text:p>
            <text:p text:style-name="P9">Richard Vladimirskij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Projektnr.:</text:p>
            <text:p text:style-name="P9">01</text:p>
          </table:table-cell>
          <table:table-cell table:style-name="Table1.A2" table:number-columns-spanned="2" office:value-type="string">
            <text:p text:style-name="P17">Projektbezeichnung:</text:p>
            <text:p text:style-name="P9">Wikimania (Spiel)</text:p>
          </table:table-cell>
          <table:covered-table-cell/>
          <table:table-cell table:style-name="Table1.D2" table:number-columns-spanned="3" office:value-type="string">
            <text:p text:style-name="P17">Projektleiter:</text:p>
            <text:p text:style-name="P9">Richard Vladimirskij</text:p>
          </table:table-cell>
          <table:covered-table-cell/>
          <table:covered-table-cell/>
        </table:table-row>
        <table:table-row>
          <table:table-cell table:style-name="Table1.D2" table:number-columns-spanned="6" office:value-type="string">
            <text:p text:style-name="P17">Ziele/Ergebnisse:</text:p>
            <text:list xml:id="list3169493153053737152" text:style-name="L1">
              <text:list-item>
                <text:p text:style-name="P113">Zustimmung der Anforderungserhebung vom Kunden</text:p>
              </text:list-item>
            </text:list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table:number-columns-spanned="6" office:value-type="string">
            <text:p text:style-name="P63">Durchführung/Aufgaben:</text:p>
            <text:list xml:id="list5086512606939903792" text:style-name="L2">
              <text:list-item>
                <text:p text:style-name="P126">Erhebung der Anforderungen für das Projekt</text:p>
              </text:list-item>
              <text:list-item>
                <text:p text:style-name="P128"><text:span text:style-name="T2">K</text:span><text:span text:style-name="T1">onzept für ein Spiel erstellen inklusive Regeln, theoretischer Spielverlauf und Scoring-System.</text:span></text:p>
              </text:list-item>
              <text:list-item>
                <text:p text:style-name="P125"><text:span text:style-name="T2">Zusammenfassung de</text:span><text:span text:style-name="T3">s Konzepts</text:span><text:span text:style-name="T2"> und </text:span><text:span text:style-name="T3">Zusage vom Kunden einhole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table:number-columns-spanned="6" office:value-type="string">
            <text:p text:style-name="P17">Vorraussetzungen/Zulieferunge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7">Bearbeiter/in:</text:p>
            <text:p text:style-name="P36">Minh Le</text:p>
            <text:p text:style-name="P36">Nicolas Pilch</text:p>
            <text:p text:style-name="P36">Stefan Wistuba</text:p>
            <text:p text:style-name="P36">Richard Vladimirskij</text:p>
          </table:table-cell>
          <table:covered-table-cell/>
          <table:table-cell table:style-name="Table1.A2" table:number-columns-spanned="2" office:value-type="string">
            <text:p text:style-name="P17">Aufwand:</text:p>
            <text:p text:style-name="P25">1 PS</text:p>
            <text:p text:style-name="P25">1 PS</text:p>
            <text:p text:style-name="P25">1 PS</text:p>
            <text:p text:style-name="P25">1 PS</text:p>
          </table:table-cell>
          <table:covered-table-cell/>
          <table:table-cell table:style-name="Table1.A2" office:value-type="string">
            <text:p text:style-name="P17">PE:</text:p>
            <text:p text:style-name="P25">100%</text:p>
            <text:p text:style-name="P25">100%</text:p>
            <text:p text:style-name="P25">100%</text:p>
            <text:p text:style-name="P25">100%</text:p>
          </table:table-cell>
          <table:table-cell table:style-name="Table1.D2" office:value-type="string">
            <text:p text:style-name="P17">Dauer:</text:p>
            <text:p text:style-name="P25">1 PS</text:p>
            <text:p text:style-name="P25">1 PS</text:p>
            <text:p text:style-name="P25">1 PS</text:p>
            <text:p text:style-name="P25">1 PS</text:p>
          </table:table-cell>
        </table:table-row>
        <table:table-row>
          <table:table-cell table:style-name="Table1.A2" table:number-columns-spanned="2" office:value-type="string">
            <text:p text:style-name="P17"/>
          </table:table-cell>
          <table:covered-table-cell/>
          <table:table-cell table:style-name="Table1.A2" table:number-columns-spanned="2" office:value-type="string">
            <text:p text:style-name="P25">4 PS</text:p>
          </table:table-cell>
          <table:covered-table-cell/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25">4 PS</text:p>
          </table:table-cell>
        </table:table-row>
      </table:table>
      <text:p text:style-name="Standard"/>
      <text:p text:style-name="P5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3" office:value-type="string">
            <text:p text:style-name="P19">Arbeitspaket</text:p>
          </table:table-cell>
          <table:covered-table-cell/>
          <table:covered-table-cell/>
          <table:table-cell table:style-name="Table3.D1" table:number-columns-spanned="3" office:value-type="string">
            <text:p text:style-name="P19">Datum:</text:p>
            <text:p text:style-name="P11">23.03.2017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AP-Nr.:</text:p>
            <text:p text:style-name="P11">0<text:span text:style-name="T10">2</text:span></text:p>
          </table:table-cell>
          <table:table-cell table:style-name="Table3.A2" table:number-columns-spanned="2" office:value-type="string">
            <text:p text:style-name="P19">AP-Bezeichnung:</text:p>
            <text:p text:style-name="P105">Projektplanung</text:p>
          </table:table-cell>
          <table:covered-table-cell/>
          <table:table-cell table:style-name="Table3.D2" table:number-columns-spanned="3" office:value-type="string">
            <text:p text:style-name="P19">AP-Leiter:</text:p>
            <text:p text:style-name="P45">Richard Vladimirskij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Projektnr.:</text:p>
            <text:p text:style-name="P11">01</text:p>
          </table:table-cell>
          <table:table-cell table:style-name="Table3.A2" table:number-columns-spanned="2" office:value-type="string">
            <text:p text:style-name="P19">Projektbezeichnung:</text:p>
            <text:p text:style-name="P11">Wikimania (Spiel)</text:p>
          </table:table-cell>
          <table:covered-table-cell/>
          <table:table-cell table:style-name="Table3.D2" table:number-columns-spanned="3" office:value-type="string">
            <text:p text:style-name="P19">Projektleiter:</text:p>
            <text:p text:style-name="P11">Richard Vladimirskij</text:p>
          </table:table-cell>
          <table:covered-table-cell/>
          <table:covered-table-cell/>
        </table:table-row>
        <table:table-row>
          <table:table-cell table:style-name="Table3.D2" table:number-columns-spanned="6" office:value-type="string">
            <text:p text:style-name="P19">Ziele/Ergebnisse:</text:p>
            <text:list xml:id="list140646804202772" text:continue-list="list3169493153053737152" text:style-name="L1">
              <text:list-item>
                <text:p text:style-name="P121">Rollen sind definiert und verteilt</text:p>
              </text:list-item>
              <text:list-item>
                <text:p text:style-name="P121">Beschriebene APs</text:p>
              </text:list-item>
              <text:list-item>
                <text:p text:style-name="P121">Critical Path steht fest</text:p>
              </text:list-item>
            </text:list>
            <text:p text:style-name="P153"/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D2" table:number-columns-spanned="6" office:value-type="string">
            <text:p text:style-name="P19">Durchführung/Aufgaben:</text:p>
            <text:list xml:id="list2694425845786684752" text:style-name="L3">
              <text:list-item>
                <text:p text:style-name="P135">Rollen definieren und verteilen</text:p>
              </text:list-item>
              <text:list-item>
                <text:p text:style-name="P135">Arbeitspakete erstellen </text:p>
              </text:list-item>
              <text:list-item>
                <text:p text:style-name="P135">Critical Path basierend auf <text:span text:style-name="T21">APs </text:span></text:p>
                <text:p text:style-name="P1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D2" table:number-columns-spanned="6" office:value-type="string">
            <text:p text:style-name="P19">Vorraussetzungen/Zulieferunge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9">Bearbeiter/in:</text:p>
            <text:p text:style-name="P37">Richard Vladimirskij</text:p>
          </table:table-cell>
          <table:covered-table-cell/>
          <table:table-cell table:style-name="Table3.A2" table:number-columns-spanned="2" office:value-type="string">
            <text:p text:style-name="P19">Aufwand:</text:p>
            <text:p text:style-name="P27"><text:span text:style-name="T22">6 </text:span>PS</text:p>
          </table:table-cell>
          <table:covered-table-cell/>
          <table:table-cell table:style-name="Table3.A2" office:value-type="string">
            <text:p text:style-name="P19">PE:</text:p>
            <text:p text:style-name="P27">100%</text:p>
          </table:table-cell>
          <table:table-cell table:style-name="Table3.D2" office:value-type="string">
            <text:p text:style-name="P19">Dauer:</text:p>
            <text:p text:style-name="P27"><text:span text:style-name="T22">6</text:span> PS</text:p>
          </table:table-cell>
        </table:table-row>
        <table:table-row>
          <table:table-cell table:style-name="Table3.A2" table:number-columns-spanned="2" office:value-type="string">
            <text:p text:style-name="P19"/>
          </table:table-cell>
          <table:covered-table-cell/>
          <table:table-cell table:style-name="Table3.A2" table:number-columns-spanned="2" office:value-type="string">
            <text:p text:style-name="P27"><text:span text:style-name="T22">6</text:span> PS</text:p>
          </table:table-cell>
          <table:covered-table-cell/>
          <table:table-cell table:style-name="Table3.A2" office:value-type="string">
            <text:p text:style-name="P19"/>
          </table:table-cell>
          <table:table-cell table:style-name="Table3.D2" office:value-type="string">
            <text:p text:style-name="P27"><text:span text:style-name="T22">6</text:span> PS</text:p>
          </table:table-cell>
        </table:table-row>
      </table:table>
      <text:p text:style-name="P2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3" office:value-type="string">
            <text:p text:style-name="P20">Arbeitspaket</text:p>
          </table:table-cell>
          <table:covered-table-cell/>
          <table:covered-table-cell/>
          <table:table-cell table:style-name="Table4.D1" table:number-columns-spanned="3" office:value-type="string">
            <text:p text:style-name="P20">Datum:</text:p>
            <text:p text:style-name="P12">23.03.2017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0">AP-Nr.:</text:p>
            <text:p text:style-name="P12">0<text:span text:style-name="T13">3</text:span></text:p>
          </table:table-cell>
          <table:table-cell table:style-name="Table4.A2" table:number-columns-spanned="2" office:value-type="string">
            <text:p text:style-name="P20">AP-Bezeichnung:</text:p>
            <text:p text:style-name="P46">Machbarkeitsanalyse</text:p>
          </table:table-cell>
          <table:covered-table-cell/>
          <table:table-cell table:style-name="Table4.D2" table:number-columns-spanned="3" office:value-type="string">
            <text:p text:style-name="P20">AP-Leiter:</text:p>
            <text:p text:style-name="P48">Nicolas Pilch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0">Projektnr.:</text:p>
            <text:p text:style-name="P12">01</text:p>
          </table:table-cell>
          <table:table-cell table:style-name="Table4.A2" table:number-columns-spanned="2" office:value-type="string">
            <text:p text:style-name="P20">Projektbezeichnung:</text:p>
            <text:p text:style-name="P12">Wikimania (Spiel)</text:p>
          </table:table-cell>
          <table:covered-table-cell/>
          <table:table-cell table:style-name="Table4.D2" table:number-columns-spanned="3" office:value-type="string">
            <text:p text:style-name="P20">Projektleiter:</text:p>
            <text:p text:style-name="P12">Richard Vladimirskij</text:p>
          </table:table-cell>
          <table:covered-table-cell/>
          <table:covered-table-cell/>
        </table:table-row>
        <table:table-row>
          <table:table-cell table:style-name="Table4.D2" table:number-columns-spanned="6" office:value-type="string">
            <text:p text:style-name="P20">Ziele/Ergebnisse:</text:p>
            <text:list xml:id="list140647007186607" text:continue-list="list140646804202772" text:style-name="L1">
              <text:list-item>
                <text:p text:style-name="P115">Den Inhalt eines Wikipedia-Artikels isoliert und als HTML-Wrapped darzustellen mittels Console Log.</text:p>
              </text:list-item>
            </text:list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D2" table:number-columns-spanned="6" office:value-type="string">
            <text:p text:style-name="P20">Durchführung/Aufgaben:</text:p>
            <text:list xml:id="list1889807450899949425" text:style-name="L4">
              <text:list-item>
                <text:p text:style-name="P140"><text:span text:style-name="T2">M</text:span><text:span text:style-name="T1">ittels GET/POST Request eine Wikipedia-Seite programmatisch aufzurufen.</text:span></text:p>
              </text:list-item>
              <text:list-item>
                <text:p text:style-name="P140"><text:span text:style-name="T3">D</text:span><text:span text:style-name="T1">as Resultat zu </text:span><text:span text:style-name="T4">p</text:span><text:span text:style-name="T1">arsen, so dass nur der “Content”-Anteil des Artikels als Resultat ausgegeben wird.</text:span></text:p>
              </text:list-item>
              <text:list-item>
                <text:p text:style-name="P143"><text:span text:style-name="T1">Realisierung des Parsens mittels AngularJ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D2" table:number-columns-spanned="6" office:value-type="string">
            <text:p text:style-name="P20">Vorraussetzungen/Zulieferungen:</text:p>
            <text:list xml:id="list5432330067946883568" text:style-name="L5">
              <text:list-item>
                <text:p text:style-name="P144">Spielkonzept wurde vom Kunden zugestimmt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2" office:value-type="string">
            <text:p text:style-name="P20">Bearbeiter/in:</text:p>
            <text:p text:style-name="P38">Nicolas Pilch</text:p>
            <text:p text:style-name="P38">Richard Vladimirskij</text:p>
          </table:table-cell>
          <table:covered-table-cell/>
          <table:table-cell table:style-name="Table4.A2" table:number-columns-spanned="2" office:value-type="string">
            <text:p text:style-name="P20">Aufwand:</text:p>
            <text:p text:style-name="P28"><text:span text:style-name="T8">4 </text:span>PS</text:p>
            <text:p text:style-name="P28"><text:span text:style-name="T8">4</text:span> PS</text:p>
          </table:table-cell>
          <table:covered-table-cell/>
          <table:table-cell table:style-name="Table4.A2" office:value-type="string">
            <text:p text:style-name="P20">PE:</text:p>
            <text:p text:style-name="P28">100%</text:p>
            <text:p text:style-name="P28"><text:span text:style-name="T8">50</text:span>%</text:p>
          </table:table-cell>
          <table:table-cell table:style-name="Table4.D2" office:value-type="string">
            <text:p text:style-name="P20">Dauer:</text:p>
            <text:p text:style-name="P28"><text:span text:style-name="T8">4</text:span> PS</text:p>
            <text:p text:style-name="P28"><text:span text:style-name="T8">2</text:span> PS</text:p>
          </table:table-cell>
        </table:table-row>
        <table:table-row>
          <table:table-cell table:style-name="Table4.A2" table:number-columns-spanned="2" office:value-type="string">
            <text:p text:style-name="P20"/>
          </table:table-cell>
          <table:covered-table-cell/>
          <table:table-cell table:style-name="Table4.A2" table:number-columns-spanned="2" office:value-type="string">
            <text:p text:style-name="P28"><text:span text:style-name="T9">8</text:span> PS</text:p>
          </table:table-cell>
          <table:covered-table-cell/>
          <table:table-cell table:style-name="Table4.A2" office:value-type="string">
            <text:p text:style-name="P20"/>
          </table:table-cell>
          <table:table-cell table:style-name="Table4.D2" office:value-type="string">
            <text:p text:style-name="P28"><text:span text:style-name="T8">6</text:span> PS</text:p>
          </table:table-cell>
        </table:table-row>
      </table:table>
      <text:p text:style-name="P3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3" office:value-type="string">
            <text:p text:style-name="P18">Arbeitspaket</text:p>
          </table:table-cell>
          <table:covered-table-cell/>
          <table:covered-table-cell/>
          <table:table-cell table:style-name="Table2.D1" table:number-columns-spanned="3" office:value-type="string">
            <text:p text:style-name="P18">Datum:</text:p>
            <text:p text:style-name="P10">23.03.2017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8">AP-Nr.:</text:p>
            <text:p text:style-name="P10">0<text:span text:style-name="T12">4</text:span></text:p>
          </table:table-cell>
          <table:table-cell table:style-name="Table2.A2" table:number-columns-spanned="2" office:value-type="string">
            <text:p text:style-name="P18">AP-Bezeichnung:</text:p>
            <text:p text:style-name="P46">Erstellung der IDE</text:p>
          </table:table-cell>
          <table:covered-table-cell/>
          <table:table-cell table:style-name="Table2.D2" table:number-columns-spanned="3" office:value-type="string">
            <text:p text:style-name="P18">AP-Leiter:</text:p>
            <text:p text:style-name="P47">Richard Vladimirskij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8">Projektnr.:</text:p>
            <text:p text:style-name="P10">01</text:p>
          </table:table-cell>
          <table:table-cell table:style-name="Table2.A2" table:number-columns-spanned="2" office:value-type="string">
            <text:p text:style-name="P18">Projektbezeichnung:</text:p>
            <text:p text:style-name="P10">Wikimania (Spiel)</text:p>
          </table:table-cell>
          <table:covered-table-cell/>
          <table:table-cell table:style-name="Table2.D2" table:number-columns-spanned="3" office:value-type="string">
            <text:p text:style-name="P18">Projektleiter:</text:p>
            <text:p text:style-name="P10">Richard Vladimirskij</text:p>
          </table:table-cell>
          <table:covered-table-cell/>
          <table:covered-table-cell/>
        </table:table-row>
        <table:table-row>
          <table:table-cell table:style-name="Table2.D2" table:number-columns-spanned="6" office:value-type="string">
            <text:p text:style-name="P18">Ziele/Ergebnisse:</text:p>
            <text:list xml:id="list140647346052790" text:continue-list="list140647007186607" text:style-name="L1">
              <text:list-item>
                <text:p text:style-name="P116">Eine GIT-Repository für das Project inklusive aller Mitarbeiter als Collaborators</text:p>
              </text:list-item>
              <text:list-item>
                <text:p text:style-name="P116">AngularJS installiert in der Repository, so dass Mitarbeiter diese Clonen können</text:p>
              </text:list-item>
            </text:list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D2" table:number-columns-spanned="6" office:value-type="string">
            <text:p text:style-name="P18">Durchführung/Aufgaben:</text:p>
            <text:list xml:id="list7356396031957663296" text:style-name="L6">
              <text:list-item>
                <text:p text:style-name="P131">Erstelle GIT-Repository</text:p>
              </text:list-item>
              <text:list-item>
                <text:p text:style-name="P131">Erstelle ReadMe</text:p>
              </text:list-item>
              <text:list-item>
                <text:p text:style-name="P131">Clone Repository, installiere AngularJS</text:p>
              </text:list-item>
              <text:list-item>
                <text:p text:style-name="P131">Push Installation in das Repository</text:p>
              </text:list-item>
              <text:list-item>
                <text:p text:style-name="P131">Push Request &amp; Merg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D2" table:number-columns-spanned="6" office:value-type="string">
            <text:p text:style-name="P18">Vorraussetzungen/Zulieferungen:</text:p>
            <text:list xml:id="list4786229192599675349" text:style-name="L7">
              <text:list-item>
                <text:p text:style-name="P145">Spielkonzept wurde vom Kunden zugestimmt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8">Bearbeiter/in:</text:p>
            <text:p text:style-name="P42">Richard Vladimirskij</text:p>
          </table:table-cell>
          <table:covered-table-cell/>
          <table:table-cell table:style-name="Table2.A2" table:number-columns-spanned="2" office:value-type="string">
            <text:p text:style-name="P18">Aufwand:</text:p>
            <text:p text:style-name="P26"><text:span text:style-name="T11">1 </text:span>PS</text:p>
          </table:table-cell>
          <table:covered-table-cell/>
          <table:table-cell table:style-name="Table2.A2" office:value-type="string">
            <text:p text:style-name="P18">PE:</text:p>
            <text:p text:style-name="P26">100%</text:p>
          </table:table-cell>
          <table:table-cell table:style-name="Table2.D2" office:value-type="string">
            <text:p text:style-name="P18">Dauer:</text:p>
            <text:p text:style-name="P26"><text:span text:style-name="T11">1</text:span> PS</text:p>
          </table:table-cell>
        </table:table-row>
        <table:table-row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A2" table:number-columns-spanned="2" office:value-type="string">
            <text:p text:style-name="P26"><text:span text:style-name="T11">1</text:span> PS</text:p>
          </table:table-cell>
          <table:covered-table-cell/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26"><text:span text:style-name="T11">1</text:span> PS</text:p>
          </table:table-cell>
        </table:table-row>
      </table:table>
      <text:p text:style-name="P1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columns-spanned="3" office:value-type="string">
            <text:p text:style-name="P21">Arbeitspaket</text:p>
          </table:table-cell>
          <table:covered-table-cell/>
          <table:covered-table-cell/>
          <table:table-cell table:style-name="Table5.D1" table:number-columns-spanned="3" office:value-type="string">
            <text:p text:style-name="P21">Datum:</text:p>
            <text:p text:style-name="P13">23.03.2017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1">AP-Nr.:</text:p>
            <text:p text:style-name="P13">0<text:span text:style-name="T14">5</text:span></text:p>
          </table:table-cell>
          <table:table-cell table:style-name="Table5.A2" table:number-columns-spanned="2" office:value-type="string">
            <text:p text:style-name="P21">AP-Bezeichnung:</text:p>
            <text:p text:style-name="P49">Low-Fidelity GUI Prototyp</text:p>
          </table:table-cell>
          <table:covered-table-cell/>
          <table:table-cell table:style-name="Table5.D2" table:number-columns-spanned="3" office:value-type="string">
            <text:p text:style-name="P21">AP-Leiter:</text:p>
            <text:p text:style-name="P49">Minh Le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1">Projektnr.:</text:p>
            <text:p text:style-name="P13">01</text:p>
          </table:table-cell>
          <table:table-cell table:style-name="Table5.A2" table:number-columns-spanned="2" office:value-type="string">
            <text:p text:style-name="P21">Projektbezeichnung:</text:p>
            <text:p text:style-name="P13">Wikimania (Spiel)</text:p>
          </table:table-cell>
          <table:covered-table-cell/>
          <table:table-cell table:style-name="Table5.D2" table:number-columns-spanned="3" office:value-type="string">
            <text:p text:style-name="P21">Projektleiter:</text:p>
            <text:p text:style-name="P13">Richard Vladimirskij</text:p>
          </table:table-cell>
          <table:covered-table-cell/>
          <table:covered-table-cell/>
        </table:table-row>
        <table:table-row>
          <table:table-cell table:style-name="Table5.D2" table:number-columns-spanned="6" office:value-type="string">
            <text:p text:style-name="P21">Ziele/Ergebnisse:</text:p>
            <text:list xml:id="list140647237929445" text:continue-list="list140647346052790" text:style-name="L1">
              <text:list-item>
                <text:p text:style-name="P117">Ein vom Team zugestimmter low-fidelity Prototyp</text:p>
              </text:list-item>
            </text:list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D2" table:number-columns-spanned="6" office:value-type="string">
            <text:p text:style-name="P21">Durchführung/Aufgaben:</text:p>
            <text:list xml:id="list2266342770010291219" text:style-name="L8">
              <text:list-item>
                <text:p text:style-name="P132">Erstelle ein low-fidelity Prototyp für Start-Screen, Highscores, Difficulty, Tutorial, Highscores und Spielablauf</text:p>
              </text:list-item>
              <text:list-item>
                <text:p text:style-name="P132">Team-Rücksprach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D2" table:number-columns-spanned="6" office:value-type="string">
            <text:p text:style-name="P21">Vorraussetzungen/Zulieferunge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21">Bearbeiter/in:</text:p>
            <text:p text:style-name="P39">Minh Le</text:p>
            <text:p text:style-name="P39">Nicolas Pilch</text:p>
            <text:p text:style-name="P39">Stefan Wistuba</text:p>
            <text:p text:style-name="P39">Richard Vladimirskij</text:p>
          </table:table-cell>
          <table:covered-table-cell/>
          <table:table-cell table:style-name="Table5.A2" table:number-columns-spanned="2" office:value-type="string">
            <text:p text:style-name="P21">Aufwand:</text:p>
            <text:p text:style-name="P29"><text:span text:style-name="T14">3 </text:span>PS</text:p>
            <text:p text:style-name="P33">1 PS</text:p>
            <text:p text:style-name="P33">3 PS</text:p>
            <text:p text:style-name="P33">1 PS</text:p>
          </table:table-cell>
          <table:covered-table-cell/>
          <table:table-cell table:style-name="Table5.A2" office:value-type="string">
            <text:p text:style-name="P21">PE:</text:p>
            <text:p text:style-name="P29">100%</text:p>
            <text:p text:style-name="P33">25%</text:p>
            <text:p text:style-name="P33">100%</text:p>
            <text:p text:style-name="P33">25%</text:p>
          </table:table-cell>
          <table:table-cell table:style-name="Table5.D2" office:value-type="string">
            <text:p text:style-name="P21">Dauer:</text:p>
            <text:p text:style-name="P29"><text:span text:style-name="T14">3</text:span> PS</text:p>
            <text:p text:style-name="P33">0.25 PS</text:p>
            <text:p text:style-name="P33">3 PS</text:p>
            <text:p text:style-name="P33">0.25 PS</text:p>
          </table:table-cell>
        </table:table-row>
        <table:table-row>
          <table:table-cell table:style-name="Table5.A2" table:number-columns-spanned="2" office:value-type="string">
            <text:p text:style-name="P21"/>
          </table:table-cell>
          <table:covered-table-cell/>
          <table:table-cell table:style-name="Table5.A2" table:number-columns-spanned="2" office:value-type="string">
            <text:p text:style-name="P29"><text:span text:style-name="T15">8</text:span> PS</text:p>
          </table:table-cell>
          <table:covered-table-cell/>
          <table:table-cell table:style-name="Table5.A2" office:value-type="string">
            <text:p text:style-name="P21"/>
          </table:table-cell>
          <table:table-cell table:style-name="Table5.D2" office:value-type="string">
            <text:p text:style-name="P29"><text:span text:style-name="T15">6.5</text:span> PS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3" office:value-type="string">
            <text:p text:style-name="P22">Arbeitspaket</text:p>
          </table:table-cell>
          <table:covered-table-cell/>
          <table:covered-table-cell/>
          <table:table-cell table:style-name="Table6.D1" table:number-columns-spanned="3" office:value-type="string">
            <text:p text:style-name="P22">Datum:</text:p>
            <text:p text:style-name="P14">23.03.2017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22">AP-Nr.:</text:p>
            <text:p text:style-name="P14">0<text:span text:style-name="T16">6</text:span></text:p>
          </table:table-cell>
          <table:table-cell table:style-name="Table6.A2" table:number-columns-spanned="2" office:value-type="string">
            <text:p text:style-name="P22">AP-Bezeichnung:</text:p>
            <text:p text:style-name="P50">Implementation Spielablauf</text:p>
          </table:table-cell>
          <table:covered-table-cell/>
          <table:table-cell table:style-name="Table6.D2" table:number-columns-spanned="3" office:value-type="string">
            <text:p text:style-name="P22">AP-Leiter:</text:p>
            <text:p text:style-name="P50">Richard Vladimirskij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22">Projektnr.:</text:p>
            <text:p text:style-name="P14">01</text:p>
          </table:table-cell>
          <table:table-cell table:style-name="Table6.A2" table:number-columns-spanned="2" office:value-type="string">
            <text:p text:style-name="P22">Projektbezeichnung:</text:p>
            <text:p text:style-name="P14">Wikimania (Spiel)</text:p>
          </table:table-cell>
          <table:covered-table-cell/>
          <table:table-cell table:style-name="Table6.D2" table:number-columns-spanned="3" office:value-type="string">
            <text:p text:style-name="P22">Projektleiter:</text:p>
            <text:p text:style-name="P14">Richard Vladimirskij</text:p>
          </table:table-cell>
          <table:covered-table-cell/>
          <table:covered-table-cell/>
        </table:table-row>
        <table:table-row>
          <table:table-cell table:style-name="Table6.D2" table:number-columns-spanned="6" office:value-type="string">
            <text:p text:style-name="P22">Ziele/Ergebnisse:</text:p>
            <text:list xml:id="list140646288711250" text:continue-list="list140647237929445" text:style-name="L1">
              <text:list-item>
                <text:p text:style-name="P118">Ein funktionsfähiger Spielablauf laut Aktivitätsdiagramm aus AP2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D2" table:number-columns-spanned="6" office:value-type="string">
            <text:p text:style-name="P22">Durchführung/Aufgaben:</text:p>
            <text:list xml:id="list7614485908023877724" text:style-name="L9">
              <text:list-item>
                <text:p text:style-name="P142"><text:span text:style-name="T1">Instanziierung eines Spielobjektes </text:span><text:span text:style-name="T7">unter Verwendung von Dummy-Daten (Startseite / Zielseite)</text:span></text:p>
              </text:list-item>
              <text:list-item>
                <text:p text:style-name="P142"><text:span text:style-name="T6">Implementation</text:span><text:span text:style-name="T1"> des Spielverlaufs </text:span><text:span text:style-name="T7">laut Aktivitätsdiagramm aus AP2</text:span></text:p>
              </text:list-item>
              <text:list-item>
                <text:p text:style-name="P141"><text:span text:style-name="T1">Te</text:span><text:span text:style-name="T5">sten des Spielablauf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D2" table:number-columns-spanned="6" office:value-type="string">
            <text:p text:style-name="P22">Vorraussetzungen/Zulieferungen:</text:p>
            <text:list xml:id="list7032568790222293060" text:style-name="L10">
              <text:list-item>
                <text:p text:style-name="P152">Machbarkeitsanalyse ist abgeschlossen</text:p>
              </text:list-item>
              <text:list-item>
                <text:p text:style-name="P152">IDE ist funktionsfähi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2">Bearbeiter/in:</text:p>
            <text:p text:style-name="P43">Nicolas Pilch</text:p>
            <text:p text:style-name="P40">Richard Vladimirskij</text:p>
          </table:table-cell>
          <table:covered-table-cell/>
          <table:table-cell table:style-name="Table6.A2" table:number-columns-spanned="2" office:value-type="string">
            <text:p text:style-name="P22">Aufwand:</text:p>
            <text:p text:style-name="P30"><text:span text:style-name="T16">10 </text:span>PS</text:p>
            <text:p text:style-name="P34">1<text:span text:style-name="T16">0</text:span> PS</text:p>
          </table:table-cell>
          <table:covered-table-cell/>
          <table:table-cell table:style-name="Table6.A2" office:value-type="string">
            <text:p text:style-name="P22">PE:</text:p>
            <text:p text:style-name="P30">100%</text:p>
            <text:p text:style-name="P34"><text:span text:style-name="T16">75</text:span>%</text:p>
          </table:table-cell>
          <table:table-cell table:style-name="Table6.D2" office:value-type="string">
            <text:p text:style-name="P22">Dauer:</text:p>
            <text:p text:style-name="P30"><text:span text:style-name="T16">10</text:span> PS</text:p>
            <text:p text:style-name="P34"><text:span text:style-name="T16">10</text:span> PS</text:p>
          </table:table-cell>
        </table:table-row>
        <table:table-row>
          <table:table-cell table:style-name="Table6.A2" table:number-columns-spanned="2" office:value-type="string">
            <text:p text:style-name="P22"/>
          </table:table-cell>
          <table:covered-table-cell/>
          <table:table-cell table:style-name="Table6.A2" table:number-columns-spanned="2" office:value-type="string">
            <text:p text:style-name="P30"><text:span text:style-name="T16">20</text:span> PS</text:p>
          </table:table-cell>
          <table:covered-table-cell/>
          <table:table-cell table:style-name="Table6.A2" office:value-type="string">
            <text:p text:style-name="P22"/>
          </table:table-cell>
          <table:table-cell table:style-name="Table6.D2" office:value-type="string">
            <text:p text:style-name="P30"><text:span text:style-name="T16">17,5</text:span> PS</text:p>
          </table:table-cell>
        </table:table-row>
      </table:table>
      <text:p text:style-name="P4"/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3" office:value-type="string">
            <text:p text:style-name="P23">Arbeitspaket</text:p>
          </table:table-cell>
          <table:covered-table-cell/>
          <table:covered-table-cell/>
          <table:table-cell table:style-name="Table7.D1" table:number-columns-spanned="3" office:value-type="string">
            <text:p text:style-name="P23">Datum:</text:p>
            <text:p text:style-name="P15">23.03.2017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23">AP-Nr.:</text:p>
            <text:p text:style-name="P15">0<text:span text:style-name="T17">7</text:span></text:p>
          </table:table-cell>
          <table:table-cell table:style-name="Table7.A2" table:number-columns-spanned="2" office:value-type="string">
            <text:p text:style-name="P23">AP-Bezeichnung:</text:p>
            <text:p text:style-name="P51">Implementation der GUI</text:p>
          </table:table-cell>
          <table:covered-table-cell/>
          <table:table-cell table:style-name="Table7.D2" table:number-columns-spanned="3" office:value-type="string">
            <text:p text:style-name="P23">AP-Leiter:</text:p>
            <text:p text:style-name="P51">Stefan Wistuba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23">Projektnr.:</text:p>
            <text:p text:style-name="P15">01</text:p>
          </table:table-cell>
          <table:table-cell table:style-name="Table7.A2" table:number-columns-spanned="2" office:value-type="string">
            <text:p text:style-name="P23">Projektbezeichnung:</text:p>
            <text:p text:style-name="P15">Wikimania (Spiel)</text:p>
          </table:table-cell>
          <table:covered-table-cell/>
          <table:table-cell table:style-name="Table7.D2" table:number-columns-spanned="3" office:value-type="string">
            <text:p text:style-name="P23">Projektleiter:</text:p>
            <text:p text:style-name="P15">Richard Vladimirskij</text:p>
          </table:table-cell>
          <table:covered-table-cell/>
          <table:covered-table-cell/>
        </table:table-row>
        <table:table-row>
          <table:table-cell table:style-name="Table7.D2" table:number-columns-spanned="6" office:value-type="string">
            <text:p text:style-name="P23">Ziele/Ergebnisse:</text:p>
            <text:list xml:id="list140648141764822" text:continue-list="list140646288711250" text:style-name="L1">
              <text:list-item>
                <text:p text:style-name="P119">Eine “clickable” GUI ohne <text:span text:style-name="T19">direkte Funktion mit dem Back-End</text:span></text:p>
              </text:list-item>
            </text:list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D2" table:number-columns-spanned="6" office:value-type="string">
            <text:p text:style-name="P23">Durchführung/Aufgaben:</text:p>
            <text:list xml:id="list2917323781578377977" text:style-name="L11">
              <text:list-item>
                <text:p text:style-name="P133">Umsetzung des low-fidelity Prototyps in eine “clickable” GUI inklusive Screen-Übergänge und Navigation mittels HTML5, CSS und Javascrip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D2" table:number-columns-spanned="6" office:value-type="string">
            <text:p text:style-name="P23">Vorraussetzungen/Zulieferungen:</text:p>
            <text:list xml:id="list734871074806893092" text:style-name="L12">
              <text:list-item>
                <text:p text:style-name="P146">Fertiger low-fidelity Prototyp (AP 05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2" office:value-type="string">
            <text:p text:style-name="P23">Bearbeiter/in:</text:p>
            <text:p text:style-name="P44">Minh Le</text:p>
            <text:p text:style-name="P41">Stefan Wistuba</text:p>
          </table:table-cell>
          <table:covered-table-cell/>
          <table:table-cell table:style-name="Table7.A2" table:number-columns-spanned="2" office:value-type="string">
            <text:p text:style-name="P23">Aufwand:</text:p>
            <text:p text:style-name="P31"><text:span text:style-name="T18">7 </text:span>PS</text:p>
            <text:p text:style-name="P35"><text:span text:style-name="T18">7</text:span> PS</text:p>
          </table:table-cell>
          <table:covered-table-cell/>
          <table:table-cell table:style-name="Table7.A2" office:value-type="string">
            <text:p text:style-name="P23">PE:</text:p>
            <text:p text:style-name="P31">100%</text:p>
            <text:p text:style-name="P35"><text:span text:style-name="T18">100</text:span>%</text:p>
          </table:table-cell>
          <table:table-cell table:style-name="Table7.D2" office:value-type="string">
            <text:p text:style-name="P23">Dauer:</text:p>
            <text:p text:style-name="P31"><text:span text:style-name="T18">7</text:span> PS</text:p>
            <text:p text:style-name="P35"><text:span text:style-name="T18">7</text:span> PS</text:p>
          </table:table-cell>
        </table:table-row>
        <table:table-row>
          <table:table-cell table:style-name="Table7.A2" table:number-columns-spanned="2" office:value-type="string">
            <text:p text:style-name="P23"/>
          </table:table-cell>
          <table:covered-table-cell/>
          <table:table-cell table:style-name="Table7.A2" table:number-columns-spanned="2" office:value-type="string">
            <text:p text:style-name="P31"><text:span text:style-name="T18">14</text:span> PS</text:p>
          </table:table-cell>
          <table:covered-table-cell/>
          <table:table-cell table:style-name="Table7.A2" office:value-type="string">
            <text:p text:style-name="P23"/>
          </table:table-cell>
          <table:table-cell table:style-name="Table7.D2" office:value-type="string">
            <text:p text:style-name="P31"><text:span text:style-name="T18">14</text:span> PS</text:p>
          </table:table-cell>
        </table:table-row>
      </table:table>
      <text:p text:style-name="P54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table:number-columns-spanned="3" office:value-type="string">
            <text:p text:style-name="P24">Arbeitspaket</text:p>
          </table:table-cell>
          <table:covered-table-cell/>
          <table:covered-table-cell/>
          <table:table-cell table:style-name="Table8.D1" table:number-columns-spanned="3" office:value-type="string">
            <text:p text:style-name="P24">Datum:</text:p>
            <text:p text:style-name="P16">23.03.2017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24">AP-Nr.:</text:p>
            <text:p text:style-name="P16">0<text:span text:style-name="T20">8</text:span></text:p>
          </table:table-cell>
          <table:table-cell table:style-name="Table8.A2" table:number-columns-spanned="2" office:value-type="string">
            <text:p text:style-name="P24">AP-Bezeichnung:</text:p>
            <text:p text:style-name="P52">Implementation <text:span text:style-name="T20">der Schwierigkeitsstufen</text:span></text:p>
          </table:table-cell>
          <table:covered-table-cell/>
          <table:table-cell table:style-name="Table8.D2" table:number-columns-spanned="3" office:value-type="string">
            <text:p text:style-name="P24">AP-Leiter:</text:p>
            <text:p text:style-name="P53">Nicolas Pilcher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24">Projektnr.:</text:p>
            <text:p text:style-name="P16">01</text:p>
          </table:table-cell>
          <table:table-cell table:style-name="Table8.A2" table:number-columns-spanned="2" office:value-type="string">
            <text:p text:style-name="P24">Projektbezeichnung:</text:p>
            <text:p text:style-name="P16">Wikimania (Spiel)</text:p>
          </table:table-cell>
          <table:covered-table-cell/>
          <table:table-cell table:style-name="Table8.D2" table:number-columns-spanned="3" office:value-type="string">
            <text:p text:style-name="P24">Projektleiter:</text:p>
            <text:p text:style-name="P16">Richard Vladimirskij</text:p>
          </table:table-cell>
          <table:covered-table-cell/>
          <table:covered-table-cell/>
        </table:table-row>
        <table:table-row>
          <table:table-cell table:style-name="Table8.D2" table:number-columns-spanned="6" office:value-type="string">
            <text:p text:style-name="P24">Ziele/Ergebnisse:</text:p>
            <text:list xml:id="list140647273166312" text:continue-list="list140648141764822" text:style-name="L1">
              <text:list-item>
                <text:p text:style-name="P120">Ein funktionsfähiges Schwierigkeitsstufensystem</text:p>
              </text:list-item>
            </text:list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D2" table:number-columns-spanned="6" office:value-type="string">
            <text:p text:style-name="P24">Durchführung/Aufgaben:</text:p>
            <text:list xml:id="list3473281592495926192" text:style-name="L13">
              <text:list-item>
                <text:p text:style-name="P134">Front-End: Implementation der Views: Easy, Medium, Hard + Button für “Toggle a Challenge”</text:p>
              </text:list-item>
              <text:list-item>
                <text:p text:style-name="P134">Front-End: Integration von “Next Random Page”</text:p>
              </text:list-item>
              <text:list-item>
                <text:p text:style-name="P134">Front-End: Integration von “Preview Article”</text:p>
              </text:list-item>
              <text:list-item>
                <text:p text:style-name="P134">Back-End: Methode um einen “Random Article” zu liefern.</text:p>
              </text:list-item>
              <text:list-item>
                <text:p text:style-name="P134">Back-End: Methode um einen “Article-Preview” zu liefern.</text:p>
                <text:p text:style-name="P13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D2" table:number-columns-spanned="6" office:value-type="string">
            <text:p text:style-name="P24">Vorraussetzungen/Zulieferungen:</text:p>
            <text:list xml:id="list5792992002372838024" text:style-name="L14">
              <text:list-item>
                <text:p text:style-name="P147">Funktionsfähiger Spielablauf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table:number-columns-spanned="2" office:value-type="string">
            <text:p text:style-name="P24">Bearbeiter/in:</text:p>
            <text:p text:style-name="P98">Minh Le</text:p>
            <text:p text:style-name="P101">Nicolas Pilch</text:p>
            <text:p text:style-name="P94">Stefan Wistuba</text:p>
            <text:p text:style-name="P101">Richard Vladimirskij</text:p>
          </table:table-cell>
          <table:covered-table-cell/>
          <table:table-cell table:style-name="Table8.A2" table:number-columns-spanned="2" office:value-type="string">
            <text:p text:style-name="P24">Aufwand:</text:p>
            <text:p text:style-name="P32"><text:span text:style-name="T23">2 </text:span>PS</text:p>
            <text:p text:style-name="P84">2 PS</text:p>
            <text:p text:style-name="P81"><text:span text:style-name="T23">2</text:span> PS</text:p>
            <text:p text:style-name="P84">2 PS</text:p>
          </table:table-cell>
          <table:covered-table-cell/>
          <table:table-cell table:style-name="Table8.A2" office:value-type="string">
            <text:p text:style-name="P24">PE:</text:p>
            <text:p text:style-name="P32">100%</text:p>
            <text:p text:style-name="P81"><text:span text:style-name="T18">100</text:span>%</text:p>
            <text:p text:style-name="P84">100%</text:p>
            <text:p text:style-name="P84">100%</text:p>
          </table:table-cell>
          <table:table-cell table:style-name="Table8.D2" office:value-type="string">
            <text:p text:style-name="P24">Dauer:</text:p>
            <text:p text:style-name="P32"><text:span text:style-name="T23">2</text:span> PS</text:p>
            <text:p text:style-name="P81"><text:span text:style-name="T23">2</text:span> PS</text:p>
            <text:p text:style-name="P84">2 PS</text:p>
            <text:p text:style-name="P84">2 PS</text:p>
          </table:table-cell>
        </table:table-row>
        <table:table-row>
          <table:table-cell table:style-name="Table8.A2" table:number-columns-spanned="2" office:value-type="string">
            <text:p text:style-name="P24"/>
          </table:table-cell>
          <table:covered-table-cell/>
          <table:table-cell table:style-name="Table8.A2" table:number-columns-spanned="2" office:value-type="string">
            <text:p text:style-name="P32"><text:span text:style-name="T23">8</text:span> PS</text:p>
          </table:table-cell>
          <table:covered-table-cell/>
          <table:table-cell table:style-name="Table8.A2" office:value-type="string">
            <text:p text:style-name="P24"/>
          </table:table-cell>
          <table:table-cell table:style-name="Table8.D2" office:value-type="string">
            <text:p text:style-name="P32"><text:span text:style-name="T23">8</text:span> PS</text:p>
          </table:table-cell>
        </table:table-row>
      </table:table>
      <text:p text:style-name="P56"/>
      <text:p text:style-name="P6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table:number-columns-spanned="3" office:value-type="string">
            <text:p text:style-name="P72">Arbeitspaket</text:p>
          </table:table-cell>
          <table:covered-table-cell/>
          <table:covered-table-cell/>
          <table:table-cell table:style-name="Table10.D1" table:number-columns-spanned="3" office:value-type="string">
            <text:p text:style-name="P72">Datum:</text:p>
            <text:p text:style-name="P89">23.03.2017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72">AP-Nr.:</text:p>
            <text:p text:style-name="P89">0<text:span text:style-name="T23">9</text:span></text:p>
          </table:table-cell>
          <table:table-cell table:style-name="Table10.A2" table:number-columns-spanned="2" office:value-type="string">
            <text:p text:style-name="P72">AP-Bezeichnung:</text:p>
            <text:p text:style-name="P106">Implementation de<text:span text:style-name="T23">s HighScore Systems</text:span></text:p>
          </table:table-cell>
          <table:covered-table-cell/>
          <table:table-cell table:style-name="Table10.D2" table:number-columns-spanned="3" office:value-type="string">
            <text:p text:style-name="P72">AP-Leiter:</text:p>
            <text:p text:style-name="P108">Richard Vladimirskij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72">Projektnr.:</text:p>
            <text:p text:style-name="P89">01</text:p>
          </table:table-cell>
          <table:table-cell table:style-name="Table10.A2" table:number-columns-spanned="2" office:value-type="string">
            <text:p text:style-name="P72">Projektbezeichnung:</text:p>
            <text:p text:style-name="P89">Wikimania (Spiel)</text:p>
          </table:table-cell>
          <table:covered-table-cell/>
          <table:table-cell table:style-name="Table10.D2" table:number-columns-spanned="3" office:value-type="string">
            <text:p text:style-name="P72">Projektleiter:</text:p>
            <text:p text:style-name="P89">Richard Vladimirskij</text:p>
          </table:table-cell>
          <table:covered-table-cell/>
          <table:covered-table-cell/>
        </table:table-row>
        <table:table-row>
          <table:table-cell table:style-name="Table10.D2" table:number-columns-spanned="6" office:value-type="string">
            <text:p text:style-name="P72">Ziele/Ergebnisse:</text:p>
            <text:list xml:id="list140646469985295" text:continue-list="list140647273166312" text:style-name="L1">
              <text:list-item>
                <text:p text:style-name="P122">Ein funktionsfähiges Highscore-System</text:p>
              </text:list-item>
            </text:list>
            <text:p text:style-name="P8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D2" table:number-columns-spanned="6" office:value-type="string">
            <text:p text:style-name="P72">Durchführung/Aufgaben:</text:p>
            <text:list xml:id="list1735946424850990742" text:style-name="L16">
              <text:list-item>
                <text:p text:style-name="P136">Back-End: Funktion um ein Spiel in die Highscore Liste einzutragen via JSON Datei und Controller</text:p>
              </text:list-item>
              <text:list-item>
                <text:p text:style-name="P136">Back-End: Funktion um alle Highscores strukturiert and die View zu liefern.</text:p>
              </text:list-item>
              <text:list-item>
                <text:p text:style-name="P136">Front-End: Die gelieferten Highscores richtig darzustell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D2" table:number-columns-spanned="6" office:value-type="string">
            <text:p text:style-name="P72">Vorraussetzungen/Zulieferungen:</text:p>
            <text:list xml:id="list7355869770002288880" text:style-name="L17">
              <text:list-item>
                <text:p text:style-name="P148">Funktionsfähiger Spielablauf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table:number-columns-spanned="2" office:value-type="string">
            <text:p text:style-name="P72">Bearbeiter/in:</text:p>
            <text:p text:style-name="P97">Minh Le</text:p>
            <text:p text:style-name="P102">Nicolas Pilch</text:p>
            <text:p text:style-name="P93">Stefan Wistuba</text:p>
            <text:p text:style-name="P102">Richard Vladimirskij</text:p>
          </table:table-cell>
          <table:covered-table-cell/>
          <table:table-cell table:style-name="Table10.A2" table:number-columns-spanned="2" office:value-type="string">
            <text:p text:style-name="P72">Aufwand:</text:p>
            <text:p text:style-name="P76"><text:span text:style-name="T24">2 </text:span>PS</text:p>
            <text:p text:style-name="P80"><text:span text:style-name="T24">3</text:span> PS</text:p>
            <text:p text:style-name="P85">2 PS</text:p>
            <text:p text:style-name="P85">3 PS</text:p>
          </table:table-cell>
          <table:covered-table-cell/>
          <table:table-cell table:style-name="Table10.A2" office:value-type="string">
            <text:p text:style-name="P72">PE:</text:p>
            <text:p text:style-name="P76">100%</text:p>
            <text:p text:style-name="P80"><text:span text:style-name="T18">100</text:span>%</text:p>
            <text:p text:style-name="P85">100%</text:p>
            <text:p text:style-name="P85">100%</text:p>
          </table:table-cell>
          <table:table-cell table:style-name="Table10.D2" office:value-type="string">
            <text:p text:style-name="P72">Dauer:</text:p>
            <text:p text:style-name="P76"><text:span text:style-name="T24">2</text:span> PS</text:p>
            <text:p text:style-name="P80"><text:span text:style-name="T24">3</text:span> PS</text:p>
            <text:p text:style-name="P85">2 PS</text:p>
            <text:p text:style-name="P85">3 PS</text:p>
          </table:table-cell>
        </table:table-row>
        <table:table-row>
          <table:table-cell table:style-name="Table10.A2" table:number-columns-spanned="2" office:value-type="string">
            <text:p text:style-name="P72"/>
          </table:table-cell>
          <table:covered-table-cell/>
          <table:table-cell table:style-name="Table10.A2" table:number-columns-spanned="2" office:value-type="string">
            <text:p text:style-name="P76"><text:span text:style-name="T18">10</text:span> PS</text:p>
          </table:table-cell>
          <table:covered-table-cell/>
          <table:table-cell table:style-name="Table10.A2" office:value-type="string">
            <text:p text:style-name="P72"/>
          </table:table-cell>
          <table:table-cell table:style-name="Table10.D2" office:value-type="string">
            <text:p text:style-name="P76"><text:span text:style-name="T18">10</text:span> PS</text:p>
          </table:table-cell>
        </table:table-row>
      </table:table>
      <text:p text:style-name="P55"/>
      <text:p text:style-name="P6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columns-spanned="3" office:value-type="string">
            <text:p text:style-name="P73">Arbeitspaket</text:p>
          </table:table-cell>
          <table:covered-table-cell/>
          <table:covered-table-cell/>
          <table:table-cell table:style-name="Table11.D1" table:number-columns-spanned="3" office:value-type="string">
            <text:p text:style-name="P73">Datum:</text:p>
            <text:p text:style-name="P90">23.03.2017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3">AP-Nr.:</text:p>
            <text:p text:style-name="P108">10</text:p>
          </table:table-cell>
          <table:table-cell table:style-name="Table11.A2" table:number-columns-spanned="2" office:value-type="string">
            <text:p text:style-name="P73">AP-Bezeichnung:</text:p>
            <text:p text:style-name="P108">GUI mit dem System verbinden</text:p>
          </table:table-cell>
          <table:covered-table-cell/>
          <table:table-cell table:style-name="Table11.D2" table:number-columns-spanned="3" office:value-type="string">
            <text:p text:style-name="P73">AP-Leiter:</text:p>
            <text:p text:style-name="P107">Stefan Wistuba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3">Projektnr.:</text:p>
            <text:p text:style-name="P90">01</text:p>
          </table:table-cell>
          <table:table-cell table:style-name="Table11.A2" table:number-columns-spanned="2" office:value-type="string">
            <text:p text:style-name="P73">Projektbezeichnung:</text:p>
            <text:p text:style-name="P90">Wikimania (Spiel)</text:p>
          </table:table-cell>
          <table:covered-table-cell/>
          <table:table-cell table:style-name="Table11.D2" table:number-columns-spanned="3" office:value-type="string">
            <text:p text:style-name="P73">Projektleiter:</text:p>
            <text:p text:style-name="P90">Richard Vladimirskij</text:p>
          </table:table-cell>
          <table:covered-table-cell/>
          <table:covered-table-cell/>
        </table:table-row>
        <table:table-row>
          <table:table-cell table:style-name="Table11.D2" table:number-columns-spanned="6" office:value-type="string">
            <text:p text:style-name="P73">Ziele/Ergebnisse:</text:p>
            <text:list xml:id="list140647509540178" text:continue-list="list140646469985295" text:style-name="L1">
              <text:list-item>
                <text:p text:style-name="P123">Ein funktionsfähiges Spiel</text:p>
              </text:list-item>
            </text:list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D2" table:number-columns-spanned="6" office:value-type="string">
            <text:p text:style-name="P73">Durchführung/Aufgaben:</text:p>
            <text:list xml:id="list3687944721389386205" text:style-name="L18">
              <text:list-item>
                <text:p text:style-name="P137">Alle Methodenaufrufe der GUI mit dem Back-End System verknüpfen.</text:p>
              </text:list-item>
              <text:list-item>
                <text:p text:style-name="P137">Testen der Methodenaufrufe und des Spielablaufs</text:p>
              </text:list-item>
            </text:list>
            <text:p text:style-name="P15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D2" table:number-columns-spanned="6" office:value-type="string">
            <text:p text:style-name="P73">Vorraussetzungen/Zulieferungen:</text:p>
            <text:list xml:id="list1918356598124407039" text:style-name="L19">
              <text:list-item>
                <text:p text:style-name="P149">Funktionsfähiger Spielablauf</text:p>
              </text:list-item>
              <text:list-item>
                <text:p text:style-name="P149">Implementation der Schwierigkeitsstufen</text:p>
              </text:list-item>
              <text:list-item>
                <text:p text:style-name="P149">Implementation des Highscore System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table:number-columns-spanned="2" office:value-type="string">
            <text:p text:style-name="P73">Bearbeiter/in:</text:p>
            <text:p text:style-name="P99">Minh Le</text:p>
            <text:p text:style-name="P103">Nicolas Pilch</text:p>
            <text:p text:style-name="P95">Stefan Wistuba</text:p>
            <text:p text:style-name="P103">Richard Vladimirskij</text:p>
          </table:table-cell>
          <table:covered-table-cell/>
          <table:table-cell table:style-name="Table11.A2" table:number-columns-spanned="2" office:value-type="string">
            <text:p text:style-name="P73">Aufwand:</text:p>
            <text:p text:style-name="P78"><text:span text:style-name="T24">2 </text:span>PS</text:p>
            <text:p text:style-name="P82"><text:span text:style-name="T25">2</text:span> PS</text:p>
            <text:p text:style-name="P86"><text:span text:style-name="T25">2</text:span> PS</text:p>
            <text:p text:style-name="P86"><text:span text:style-name="T25">2</text:span> PS</text:p>
          </table:table-cell>
          <table:covered-table-cell/>
          <table:table-cell table:style-name="Table11.A2" office:value-type="string">
            <text:p text:style-name="P73">PE:</text:p>
            <text:p text:style-name="P78">100%</text:p>
            <text:p text:style-name="P82"><text:span text:style-name="T18">100</text:span>%</text:p>
            <text:p text:style-name="P86">100%</text:p>
            <text:p text:style-name="P86">100%</text:p>
          </table:table-cell>
          <table:table-cell table:style-name="Table11.D2" office:value-type="string">
            <text:p text:style-name="P73">Dauer:</text:p>
            <text:p text:style-name="P78"><text:span text:style-name="T24">2</text:span> PS</text:p>
            <text:p text:style-name="P82"><text:span text:style-name="T25">2</text:span> PS</text:p>
            <text:p text:style-name="P86">2 PS</text:p>
            <text:p text:style-name="P86"><text:span text:style-name="T25">2</text:span> PS</text:p>
          </table:table-cell>
        </table:table-row>
        <table:table-row>
          <table:table-cell table:style-name="Table11.A2" table:number-columns-spanned="2" office:value-type="string">
            <text:p text:style-name="P73"/>
          </table:table-cell>
          <table:covered-table-cell/>
          <table:table-cell table:style-name="Table11.A2" table:number-columns-spanned="2" office:value-type="string">
            <text:p text:style-name="P78"><text:span text:style-name="T25">8</text:span> PS</text:p>
          </table:table-cell>
          <table:covered-table-cell/>
          <table:table-cell table:style-name="Table11.A2" office:value-type="string">
            <text:p text:style-name="P73"/>
          </table:table-cell>
          <table:table-cell table:style-name="Table11.D2" office:value-type="string">
            <text:p text:style-name="P78"><text:span text:style-name="T25">8</text:span> PS</text:p>
          </table:table-cell>
        </table:table-row>
      </table:table>
      <text:p text:style-name="P57"/>
      <text:p text:style-name="P6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table:number-columns-spanned="3" office:value-type="string">
            <text:p text:style-name="P74">Arbeitspaket</text:p>
          </table:table-cell>
          <table:covered-table-cell/>
          <table:covered-table-cell/>
          <table:table-cell table:style-name="Table12.D1" table:number-columns-spanned="3" office:value-type="string">
            <text:p text:style-name="P74">Datum:</text:p>
            <text:p text:style-name="P91">23.03.2017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4">AP-Nr.:</text:p>
            <text:p text:style-name="P109">1<text:span text:style-name="T27">1</text:span></text:p>
          </table:table-cell>
          <table:table-cell table:style-name="Table12.A2" table:number-columns-spanned="2" office:value-type="string">
            <text:p text:style-name="P74">AP-Bezeichnung:</text:p>
            <text:p text:style-name="P111">Endpräsentation</text:p>
          </table:table-cell>
          <table:covered-table-cell/>
          <table:table-cell table:style-name="Table12.D2" table:number-columns-spanned="3" office:value-type="string">
            <text:p text:style-name="P74">AP-Leiter:</text:p>
            <text:p text:style-name="P112">Richard Vladimirskij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4">Projektnr.:</text:p>
            <text:p text:style-name="P91">01</text:p>
          </table:table-cell>
          <table:table-cell table:style-name="Table12.A2" table:number-columns-spanned="2" office:value-type="string">
            <text:p text:style-name="P74">Projektbezeichnung:</text:p>
            <text:p text:style-name="P91">Wikimania (Spiel)</text:p>
          </table:table-cell>
          <table:covered-table-cell/>
          <table:table-cell table:style-name="Table12.D2" table:number-columns-spanned="3" office:value-type="string">
            <text:p text:style-name="P74">Projektleiter:</text:p>
            <text:p text:style-name="P91">Richard Vladimirskij</text:p>
          </table:table-cell>
          <table:covered-table-cell/>
          <table:covered-table-cell/>
        </table:table-row>
        <table:table-row>
          <table:table-cell table:style-name="Table12.D2" table:number-columns-spanned="6" office:value-type="string">
            <text:p text:style-name="P74">Ziele/Ergebnisse:</text:p>
            <text:list xml:id="list140646498247647" text:continue-list="list140647509540178" text:style-name="L1">
              <text:list-item>
                <text:p text:style-name="P124">End-Präsentation</text:p>
              </text:list-item>
            </text:list>
            <text:p text:style-name="P9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D2" table:number-columns-spanned="6" office:value-type="string">
            <text:p text:style-name="P74">Durchführung/Aufgaben:</text:p>
            <text:list xml:id="list2256419941567081751" text:style-name="L20">
              <text:list-item>
                <text:p text:style-name="P138">Projektleitung, Front-End und Back-End gestalten die End-Präsentation für das Spiel Wikimania</text:p>
              </text:list-item>
              <text:list-item>
                <text:p text:style-name="P139">Erarbeitung eines vorführbaren Beispiels</text:p>
              </text:list-item>
            </text:list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D2" table:number-columns-spanned="6" office:value-type="string">
            <text:p text:style-name="P74">Vorraussetzungen/Zulieferungen:</text:p>
            <text:list xml:id="list163898475546260459" text:style-name="L21">
              <text:list-item>
                <text:p text:style-name="P150">F<text:span text:style-name="T26">unktionsfähiges Spiel</text:span></text:p>
              </text:list-item>
              <text:list-item>
                <text:p text:style-name="P151">Sammlung an Artefakt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table:number-columns-spanned="2" office:value-type="string">
            <text:p text:style-name="P74">Bearbeiter/in:</text:p>
            <text:p text:style-name="P100">Minh Le</text:p>
            <text:p text:style-name="P104">Nicolas Pilch</text:p>
            <text:p text:style-name="P96">Stefan Wistuba</text:p>
            <text:p text:style-name="P104">Richard Vladimirskij</text:p>
          </table:table-cell>
          <table:covered-table-cell/>
          <table:table-cell table:style-name="Table12.A2" table:number-columns-spanned="2" office:value-type="string">
            <text:p text:style-name="P74">Aufwand:</text:p>
            <text:p text:style-name="P79"><text:span text:style-name="T26">1 </text:span>PS</text:p>
            <text:p text:style-name="P83"><text:span text:style-name="T26">1</text:span> PS</text:p>
            <text:p text:style-name="P87"><text:span text:style-name="T26">1</text:span> PS</text:p>
            <text:p text:style-name="P87"><text:span text:style-name="T26">1</text:span> PS</text:p>
          </table:table-cell>
          <table:covered-table-cell/>
          <table:table-cell table:style-name="Table12.A2" office:value-type="string">
            <text:p text:style-name="P74">PE:</text:p>
            <text:p text:style-name="P79">100%</text:p>
            <text:p text:style-name="P83"><text:span text:style-name="T18">100</text:span>%</text:p>
            <text:p text:style-name="P87">100%</text:p>
            <text:p text:style-name="P87">100%</text:p>
          </table:table-cell>
          <table:table-cell table:style-name="Table12.D2" office:value-type="string">
            <text:p text:style-name="P74">Dauer:</text:p>
            <text:p text:style-name="P79"><text:span text:style-name="T26">1</text:span> PS</text:p>
            <text:p text:style-name="P83"><text:span text:style-name="T26">1</text:span> PS</text:p>
            <text:p text:style-name="P87"><text:span text:style-name="T26">1</text:span> PS</text:p>
            <text:p text:style-name="P87"><text:span text:style-name="T26">1</text:span> PS</text:p>
          </table:table-cell>
        </table:table-row>
        <table:table-row>
          <table:table-cell table:style-name="Table12.A2" table:number-columns-spanned="2" office:value-type="string">
            <text:p text:style-name="P74"/>
          </table:table-cell>
          <table:covered-table-cell/>
          <table:table-cell table:style-name="Table12.A2" table:number-columns-spanned="2" office:value-type="string">
            <text:p text:style-name="P79"><text:span text:style-name="T26">4</text:span> PS</text:p>
          </table:table-cell>
          <table:covered-table-cell/>
          <table:table-cell table:style-name="Table12.A2" office:value-type="string">
            <text:p text:style-name="P74"/>
          </table:table-cell>
          <table:table-cell table:style-name="Table12.D2" office:value-type="string">
            <text:p text:style-name="P79"><text:span text:style-name="T26">4</text:span> PS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0:12:14.765077226</meta:creation-date>
    <dc:date>2017-03-24T13:56:30.454390981</dc:date>
    <meta:editing-duration>PT3H48M16S</meta:editing-duration>
    <meta:editing-cycles>33</meta:editing-cycles>
    <meta:generator>LibreOffice/5.1.6.2$Linux_x86 LibreOffice_project/10m0$Build-2</meta:generator>
    <meta:document-statistic meta:table-count="11" meta:image-count="0" meta:object-count="0" meta:page-count="11" meta:paragraph-count="452" meta:word-count="971" meta:character-count="7046" meta:non-whitespace-character-count="6583"/>
  </office:meta>
</office:document-meta>
</file>